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87.31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rotation-align="none"/>
    </style:style>
    <style:style style:name="ce4" style:family="table-cell" style:parent-style-name="Default" style:data-style-name="N127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9">
      <style:table-cell-properties style:rotation-align="none"/>
    </style:style>
    <style:style style:name="ce7" style:family="table-cell" style:parent-style-name="Default" style:data-style-name="N130">
      <style:table-cell-properties style:rotation-align="none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 style:data-style-name="N126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ulzBot Mini v1.0, Boxed for Retail, EU</text:p>
          </table:table-cell>
          <table:table-cell table:style-name="ce2"/>
          <table:table-cell table:style-name="ce2" office:value-type="string" calcext:value-type="string">
            <text:p>KT-PR0035EU</text:p>
          </table:table-cell>
          <table:table-cell table:style-name="ce2" office:value-type="string" calcext:value-type="string">
            <text:p>LulzBot Mini v1.0, Boxed for Retail, E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KT-PR0035</text:p>
          </table:table-cell>
          <table:table-cell office:value-type="string" calcext:value-type="string">
            <text:p>[KT-PR0035] Mini, Gladiola, Calib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37</text:p>
          </table:table-cell>
          <table:table-cell office:value-type="string" calcext:value-type="string">
            <text:p>[AS-PR0037] Mini, Gladiola, Final Electrical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42</text:p>
          </table:table-cell>
          <table:table-cell office:value-type="string" calcext:value-type="string">
            <text:p>[AS-PR0042] Mini, Z Axis, Lef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44</text:p>
          </table:table-cell>
          <table:table-cell office:value-type="string" calcext:value-type="string">
            <text:p>[AS-PR0044] Mini, Z upper left v1.2, Mini, comp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1</text:p>
          </table:table-cell>
          <table:table-cell office:value-type="string" calcext:value-type="string">
            <text:p>[PP-GP0271] z-upper-mini-left_black_v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7.65" calcext:value-type="float">
            <text:p>27.6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548620786962733" calcext:value-type="currency">
            <text:p>0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45</text:p>
          </table:table-cell>
          <table:table-cell office:value-type="string" calcext:value-type="string">
            <text:p>[AS-PR0045] Mini, Z lower, Left comp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69</text:p>
          </table:table-cell>
          <table:table-cell office:value-type="string" calcext:value-type="string">
            <text:p>[PP-GP0269] lower-z-left-mini_lulz-green_v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54.68" calcext:value-type="float">
            <text:p>54.68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08493976966084" calcext:value-type="currency">
            <text:p>1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77</text:p>
          </table:table-cell>
          <table:table-cell office:value-type="string" calcext:value-type="string">
            <text:p>[HD-MS0277] Bearing 627 Ball Bearings 627 RS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7-2R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5" calcext:value-type="currency">
            <text:p>0.65 USD/PCE</text:p>
          </table:table-cell>
          <table:table-cell table:style-name="ce8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46</text:p>
          </table:table-cell>
          <table:table-cell office:value-type="string" calcext:value-type="string">
            <text:p>[AS-PR0046] Mini, Z carriage- X Motor Inserts and Bushing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47</text:p>
          </table:table-cell>
          <table:table-cell office:value-type="string" calcext:value-type="string">
            <text:p>[AS-PR0047] Mini, X End Motor <text:s/>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12.68" calcext:value-type="float">
            <text:p>112.68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2.23575371699677" calcext:value-type="currency">
            <text:p>2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4" calcext:value-type="currency">
            <text:p>0.07 USD/PCE</text:p>
          </table:table-cell>
          <table:table-cell table:style-name="ce8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04</text:p>
          </table:table-cell>
          <table:table-cell office:value-type="string" calcext:value-type="string">
            <text:p>[DC-LB0104] Tool Head Wiring Connector Alignment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252" calcext:value-type="currency">
            <text:p>0.03 USD/PCE</text:p>
          </table:table-cell>
          <table:table-cell table:style-name="ce8" office:value-type="currency" office:currency="USD" office:value="0.025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8</text:p>
          </table:table-cell>
          <table:table-cell office:value-type="string" calcext:value-type="string">
            <text:p>[EL-HR0108] Mini X Extruder Harnesse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73.26" calcext:value-type="currency">
            <text:p>73.26 USD/PCE</text:p>
          </table:table-cell>
          <table:table-cell table:style-name="ce8" office:value-type="currency" office:currency="USD" office:value="73.26" calcext:value-type="currency">
            <text:p>73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16.6" calcext:value-type="currency">
            <text:p>16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32</text:p>
          </table:table-cell>
          <table:table-cell office:value-type="string" calcext:value-type="string">
            <text:p>[EL-MT0032] Nema 17 Stepper Motor Damper, Flange-less, w/Pilot - Moons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45" calcext:value-type="currency">
            <text:p>2.45 USD/PCE</text:p>
          </table:table-cell>
          <table:table-cell table:style-name="ce8" office:value-type="currency" office:currency="USD" office:value="2.45" calcext:value-type="currency">
            <text:p>2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05</text:p>
          </table:table-cell>
          <table:table-cell office:value-type="string" calcext:value-type="string">
            <text:p>[HD-BT0005] M3 x 10 Bolt, S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3950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1" calcext:value-type="currency">
            <text:p>0.05 USD/PCE</text:p>
          </table:table-cell>
          <table:table-cell table:style-name="ce8" office:value-type="currency" office:currency="USD" office:value="0.102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079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11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4</text:p>
          </table:table-cell>
          <table:table-cell office:value-type="string" calcext:value-type="string">
            <text:p>[HD-BT0044] Metric Class 12.9 Socket Head Cap Screw, Alloy Steel, M3 Thread, 5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1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2" calcext:value-type="currency">
            <text:p>0.02 USD/PCE</text:p>
          </table:table-cell>
          <table:table-cell table:style-name="ce8" office:value-type="currency" office:currency="USD" office:value="0.04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8</text:p>
          </table:table-cell>
          <table:table-cell office:value-type="string" calcext:value-type="string">
            <text:p>[HD-BT0048] Metric Class 12.9 Socket Head Cap Screw Alloy Steel, M5 Thread, 10mm Length, 0.8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3954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" calcext:value-type="currency">
            <text:p>0.02 USD/PCE</text:p>
          </table:table-cell>
          <table:table-cell table:style-name="ce8" office:value-type="currency" office:currency="USD" office:value="0.063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9" calcext:value-type="currency">
            <text:p>0.02 USD/PCE</text:p>
          </table:table-cell>
          <table:table-cell table:style-name="ce8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294A12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648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9" calcext:value-type="currency">
            <text:p>2.90 USD/PCE</text:p>
          </table:table-cell>
          <table:table-cell table:style-name="ce8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7926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77</text:p>
          </table:table-cell>
          <table:table-cell office:value-type="string" calcext:value-type="string">
            <text:p>[HD-MS0277] Bearing 627 Ball Bearings 627 RS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7-2R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5" calcext:value-type="currency">
            <text:p>0.65 USD/PCE</text:p>
          </table:table-cell>
          <table:table-cell table:style-name="ce8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51</text:p>
          </table:table-cell>
          <table:table-cell office:value-type="string" calcext:value-type="string">
            <text:p>[HD-MS0351] Helical Flexible Shaft Coupling with Set Screw - X10835-5mm-5mm - Anodize IAW HPS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</text:p>
          </table:table-cell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3" calcext:value-type="currency">
            <text:p>6.33 USD/PCE</text:p>
          </table:table-cell>
          <table:table-cell table:style-name="ce8" office:value-type="currency" office:currency="USD" office:value="6.33" calcext:value-type="currency">
            <text:p>6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47</text:p>
          </table:table-cell>
          <table:table-cell office:value-type="string" calcext:value-type="string">
            <text:p>[HD-NT0047] 10mm x 2mm Flange mount supern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omson Ball Screws and Actuators Co.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4.81" calcext:value-type="currency">
            <text:p>4.81 USD/PCE</text:p>
          </table:table-cell>
          <table:table-cell table:style-name="ce8" office:value-type="currency" office:currency="USD" office:value="4.81" calcext:value-type="currency">
            <text:p>4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6" calcext:value-type="currency">
            <text:p>5.26 USD/PCE</text:p>
          </table:table-cell>
          <table:table-cell table:style-name="ce8" office:value-type="currency" office:currency="USD" office:value="5.26" calcext:value-type="currency">
            <text:p>5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7</text:p>
          </table:table-cell>
          <table:table-cell office:value-type="string" calcext:value-type="string">
            <text:p>[HD-RD0037] Drive Rod 10mm X 2mm Lead OAL 282mm, Machined to 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homson Linear</text:p>
          </table:table-cell>
          <table:table-cell office:value-type="string" calcext:value-type="string">
            <text:p>SRT10X2M</text:p>
          </table:table-cell>
          <table:table-cell office:value-type="string" calcext:value-type="string">
            <text:p>Thomson Ball Screws and Actuators Co.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6.94" calcext:value-type="currency">
            <text:p>16.94 USD/PCE</text:p>
          </table:table-cell>
          <table:table-cell table:style-name="ce8" office:value-type="currency" office:currency="USD" office:value="16.94" calcext:value-type="currency">
            <text:p>16.9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61" calcext:value-type="currency">
            <text:p>0.04 USD/PCE</text:p>
          </table:table-cell>
          <table:table-cell table:style-name="ce8" office:value-type="currency" office:currency="USD" office:value="0.144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99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48</text:p>
          </table:table-cell>
          <table:table-cell office:value-type="string" calcext:value-type="string">
            <text:p>[AS-PR0048] Mini, Z Axis, Righ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50</text:p>
          </table:table-cell>
          <table:table-cell office:value-type="string" calcext:value-type="string">
            <text:p>[AS-PR0050] Mini, Z upper right v1.2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2</text:p>
          </table:table-cell>
          <table:table-cell office:value-type="string" calcext:value-type="string">
            <text:p>[PP-GP0272] z-upper-mini-right_black_v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7.62" calcext:value-type="float">
            <text:p>27.6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548025538369283" calcext:value-type="currency">
            <text:p>0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51</text:p>
          </table:table-cell>
          <table:table-cell office:value-type="string" calcext:value-type="string">
            <text:p>[AS-PR0051] Mini, Z lower righ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0</text:p>
          </table:table-cell>
          <table:table-cell office:value-type="string" calcext:value-type="string">
            <text:p>[PP-GP0270] lower-z-right-mini_lulz-green_v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56.15" calcext:value-type="float">
            <text:p>56.1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11410695073987" calcext:value-type="currency">
            <text:p>1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77</text:p>
          </table:table-cell>
          <table:table-cell office:value-type="string" calcext:value-type="string">
            <text:p>[HD-MS0277] Bearing 627 Ball Bearings 627 RS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7-2R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5" calcext:value-type="currency">
            <text:p>0.65 USD/PCE</text:p>
          </table:table-cell>
          <table:table-cell table:style-name="ce8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52</text:p>
          </table:table-cell>
          <table:table-cell office:value-type="string" calcext:value-type="string">
            <text:p>[AS-PR0052] Mini, X End Idl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54</text:p>
          </table:table-cell>
          <table:table-cell office:value-type="string" calcext:value-type="string">
            <text:p>[AS-PR0054] Mini, X End Idler Printe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14.42" calcext:value-type="float">
            <text:p>114.4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2.27027813541685" calcext:value-type="currency">
            <text:p>2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31</text:p>
          </table:table-cell>
          <table:table-cell office:value-type="string" calcext:value-type="string">
            <text:p>[HD-BT0131] Black Alloy Steel Flat-Head Socket Cap Screw, Class 10.9, M8 Size, 45mm Length, 1.2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54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54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232" calcext:value-type="currency">
            <text:p>0.12 USD/PCE</text:p>
          </table:table-cell>
          <table:table-cell table:style-name="ce8" office:value-type="currency" office:currency="USD" office:value="0.123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4" calcext:value-type="currency">
            <text:p>0.07 USD/PCE</text:p>
          </table:table-cell>
          <table:table-cell table:style-name="ce8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3" calcext:value-type="currency">
            <text:p>0.03 USD/PCE</text:p>
          </table:table-cell>
          <table:table-cell table:style-name="ce8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35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082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32</text:p>
          </table:table-cell>
          <table:table-cell office:value-type="string" calcext:value-type="string">
            <text:p>[EL-MT0032] Nema 17 Stepper Motor Damper, Flange-less, w/Pilot - Moons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45" calcext:value-type="currency">
            <text:p>2.45 USD/PCE</text:p>
          </table:table-cell>
          <table:table-cell table:style-name="ce8" office:value-type="currency" office:currency="USD" office:value="2.45" calcext:value-type="currency">
            <text:p>2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05</text:p>
          </table:table-cell>
          <table:table-cell office:value-type="string" calcext:value-type="string">
            <text:p>[HD-BT0005] M3 x 10 Bolt, S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3950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1" calcext:value-type="currency">
            <text:p>0.05 USD/PCE</text:p>
          </table:table-cell>
          <table:table-cell table:style-name="ce8" office:value-type="currency" office:currency="USD" office:value="0.102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079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4</text:p>
          </table:table-cell>
          <table:table-cell office:value-type="string" calcext:value-type="string">
            <text:p>[HD-BT0044] Metric Class 12.9 Socket Head Cap Screw, Alloy Steel, M3 Thread, 5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1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2" calcext:value-type="currency">
            <text:p>0.02 USD/PCE</text:p>
          </table:table-cell>
          <table:table-cell table:style-name="ce8" office:value-type="currency" office:currency="USD" office:value="0.04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8</text:p>
          </table:table-cell>
          <table:table-cell office:value-type="string" calcext:value-type="string">
            <text:p>[HD-BT0048] Metric Class 12.9 Socket Head Cap Screw Alloy Steel, M5 Thread, 10mm Length, 0.8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3954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" calcext:value-type="currency">
            <text:p>0.02 USD/PCE</text:p>
          </table:table-cell>
          <table:table-cell table:style-name="ce8" office:value-type="currency" office:currency="USD" office:value="0.063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77</text:p>
          </table:table-cell>
          <table:table-cell office:value-type="string" calcext:value-type="string">
            <text:p>[HD-MS0277] Bearing 627 Ball Bearings 627 RS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7-2R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5" calcext:value-type="currency">
            <text:p>0.65 USD/PCE</text:p>
          </table:table-cell>
          <table:table-cell table:style-name="ce8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51</text:p>
          </table:table-cell>
          <table:table-cell office:value-type="string" calcext:value-type="string">
            <text:p>[HD-MS0351] Helical Flexible Shaft Coupling with Set Screw - X10835-5mm-5mm - Anodize IAW HPS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</text:p>
          </table:table-cell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3" calcext:value-type="currency">
            <text:p>6.33 USD/PCE</text:p>
          </table:table-cell>
          <table:table-cell table:style-name="ce8" office:value-type="currency" office:currency="USD" office:value="6.33" calcext:value-type="currency">
            <text:p>6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47</text:p>
          </table:table-cell>
          <table:table-cell office:value-type="string" calcext:value-type="string">
            <text:p>[HD-NT0047] 10mm x 2mm Flange mount supern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omson Ball Screws and Actuators Co.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4.81" calcext:value-type="currency">
            <text:p>4.81 USD/PCE</text:p>
          </table:table-cell>
          <table:table-cell table:style-name="ce8" office:value-type="currency" office:currency="USD" office:value="4.81" calcext:value-type="currency">
            <text:p>4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6" calcext:value-type="currency">
            <text:p>5.26 USD/PCE</text:p>
          </table:table-cell>
          <table:table-cell table:style-name="ce8" office:value-type="currency" office:currency="USD" office:value="5.26" calcext:value-type="currency">
            <text:p>5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7</text:p>
          </table:table-cell>
          <table:table-cell office:value-type="string" calcext:value-type="string">
            <text:p>[HD-RD0037] Drive Rod 10mm X 2mm Lead OAL 282mm, Machined to 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homson Linear</text:p>
          </table:table-cell>
          <table:table-cell office:value-type="string" calcext:value-type="string">
            <text:p>SRT10X2M</text:p>
          </table:table-cell>
          <table:table-cell office:value-type="string" calcext:value-type="string">
            <text:p>Thomson Ball Screws and Actuators Co.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6.94" calcext:value-type="currency">
            <text:p>16.94 USD/PCE</text:p>
          </table:table-cell>
          <table:table-cell table:style-name="ce8" office:value-type="currency" office:currency="USD" office:value="16.94" calcext:value-type="currency">
            <text:p>16.9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3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55</text:p>
          </table:table-cell>
          <table:table-cell office:value-type="string" calcext:value-type="string">
            <text:p>[AS-PR0055] Mini, X Axis, Carriag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56</text:p>
          </table:table-cell>
          <table:table-cell office:value-type="string" calcext:value-type="string">
            <text:p>[AS-PR0056] Mini, X Motor Carriage with Bearing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49.02" calcext:value-type="float">
            <text:p>49.0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972636201696679" calcext:value-type="currency">
            <text:p>0.9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57</text:p>
          </table:table-cell>
          <table:table-cell office:value-type="string" calcext:value-type="string">
            <text:p>[AS-PR0057] Mini, Upper Bearing hold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58</text:p>
          </table:table-cell>
          <table:table-cell office:value-type="string" calcext:value-type="string">
            <text:p>[AS-PR0058] Mini, Upper Bearing holder with Bearing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7.19" calcext:value-type="float">
            <text:p>37.19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737909839679712" calcext:value-type="currency">
            <text:p>0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28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60</text:p>
          </table:table-cell>
          <table:table-cell office:value-type="string" calcext:value-type="string">
            <text:p>[AS-PR0060] Mini, Printed belt clamp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8</text:p>
          </table:table-cell>
          <table:table-cell office:value-type="string" calcext:value-type="string">
            <text:p>[PP-GP0278] belt-mount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86511225947548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77</text:p>
          </table:table-cell>
          <table:table-cell office:value-type="string" calcext:value-type="string">
            <text:p>[PP-GP0277] Belt-clamp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1706379301222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203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058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1155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3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64</text:p>
          </table:table-cell>
          <table:table-cell office:value-type="string" calcext:value-type="string">
            <text:p>[AS-PR0064] Mini, Final Fram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65</text:p>
          </table:table-cell>
          <table:table-cell office:value-type="string" calcext:value-type="string">
            <text:p>[AS-PR0065] Mini, Handle Comp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9_v2.5</text:p>
          </table:table-cell>
          <table:table-cell office:value-type="string" calcext:value-type="string">
            <text:p>[PP-GP0259_v2.5] handle-bar_black_v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41.44" calcext:value-type="float">
            <text:p>41.4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822236723751742" calcext:value-type="currency">
            <text:p>0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66</text:p>
          </table:table-cell>
          <table:table-cell office:value-type="string" calcext:value-type="string">
            <text:p>[AS-PR0066] Mini, Upper Relief Moun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66</text:p>
          </table:table-cell>
          <table:table-cell office:value-type="string" calcext:value-type="string">
            <text:p>[PP-GP0266] strain-relief-upper_black_v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4.42" calcext:value-type="float">
            <text:p>14.4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86116157251451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67</text:p>
          </table:table-cell>
          <table:table-cell office:value-type="string" calcext:value-type="string">
            <text:p>[AS-PR0067] Mini, Y Axi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23</text:p>
          </table:table-cell>
          <table:table-cell office:value-type="string" calcext:value-type="string">
            <text:p>[AS-PR0023] 90mm Cut wipe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FP0087</text:p>
          </table:table-cell>
          <table:table-cell office:value-type="string" calcext:value-type="string">
            <text:p>[PP-FP0087] LulzBot Wiper Pad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NTWORKS Ltd. </text:p>
          </table:table-cell>
          <table:table-cell/>
          <table:table-cell office:value-type="string" calcext:value-type="string">
            <text:p>ft, 25</text:p>
          </table:table-cell>
          <table:table-cell table:style-name="ce5" office:value-type="currency" office:currency="USD/mm" office:value="0.00695538057742782" calcext:value-type="currency">
            <text:p>0.01 USD/mm</text:p>
          </table:table-cell>
          <table:table-cell table:style-name="ce8" office:value-type="currency" office:currency="USD" office:value="0.625984251968504" calcext:value-type="currency">
            <text:p>0.6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SR-MN0007</text:p>
          </table:table-cell>
          <table:table-cell office:value-type="string" calcext:value-type="string">
            <text:p>[SR-MN0007] Service for Cutting Wiper Pad AS-PR0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WIPERKI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" calcext:value-type="currency">
            <text:p>0.01 USD/PCE</text:p>
          </table:table-cell>
          <table:table-cell table:style-name="ce8" office:value-type="currency" office:currency="USD" office:value="0.0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60</text:p>
          </table:table-cell>
          <table:table-cell office:value-type="string" calcext:value-type="string">
            <text:p>[AS-PR0060] Mini, Printed belt clamp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78</text:p>
          </table:table-cell>
          <table:table-cell office:value-type="string" calcext:value-type="string">
            <text:p>[PP-GP0278] belt-mount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86511225947548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69</text:p>
          </table:table-cell>
          <table:table-cell office:value-type="string" calcext:value-type="string">
            <text:p>[AS-PR0069] Mini 2, Y Axis Mount Idler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4</text:p>
          </table:table-cell>
          <table:table-cell office:value-type="string" calcext:value-type="string">
            <text:p>[PP-GP0264] y-idler-mini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7.44" calcext:value-type="float">
            <text:p>27.4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544454046808586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T0117</text:p>
          </table:table-cell>
          <table:table-cell office:value-type="string" calcext:value-type="string">
            <text:p>[HD-BT0117] Black Alloy Steel Flat-Head Socket Cap Screw, Class 10.9, M8 Size, 40mm Length, 1.2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96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96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429" calcext:value-type="currency">
            <text:p>0.14 USD/PCE</text:p>
          </table:table-cell>
          <table:table-cell table:style-name="ce8" office:value-type="currency" office:currency="USD" office:value="0.1429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3" calcext:value-type="currency">
            <text:p>0.03 USD/PCE</text:p>
          </table:table-cell>
          <table:table-cell table:style-name="ce8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35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23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70</text:p>
          </table:table-cell>
          <table:table-cell office:value-type="string" calcext:value-type="string">
            <text:p>[AS-PR0070] Mini, Y Axis Rod Mount, Motor Sid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3</text:p>
          </table:table-cell>
          <table:table-cell office:value-type="string" calcext:value-type="string">
            <text:p>[PP-GP0263] y-motor-mount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7.14" calcext:value-type="float">
            <text:p>27.1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53850156087409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73</text:p>
          </table:table-cell>
          <table:table-cell office:value-type="string" calcext:value-type="string">
            <text:p>[AS-PR0073] Mini, Double Bearing Holder, Switchside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074</text:p>
          </table:table-cell>
          <table:table-cell office:value-type="string" calcext:value-type="string">
            <text:p>[AS-PR0074] Mini, Double Bearing Hold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495643662145717" calcext:value-type="currency">
            <text:p>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75</text:p>
          </table:table-cell>
          <table:table-cell office:value-type="string" calcext:value-type="string">
            <text:p>[AS-PR0075] Mini, Double Bearing Holder, Non-switchside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074</text:p>
          </table:table-cell>
          <table:table-cell office:value-type="string" calcext:value-type="string">
            <text:p>[AS-PR0074] Mini, Double Bearing Hold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495643662145717" calcext:value-type="currency">
            <text:p>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[PP-FP0138] Silk Screened Bed Mount Plat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apid Sheet Metal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1.74" calcext:value-type="currency">
            <text:p>21.74 USD/PCE</text:p>
          </table:table-cell>
          <table:table-cell table:style-name="ce8" office:value-type="currency" office:currency="USD" office:value="21.74" calcext:value-type="currency">
            <text:p>21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1</text:p>
          </table:table-cell>
          <table:table-cell office:value-type="string" calcext:value-type="string">
            <text:p>[PP-GP0231] Wiper Mount, v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45044004303427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48</text:p>
          </table:table-cell>
          <table:table-cell office:value-type="string" calcext:value-type="string">
            <text:p>[PP-GP0248] bed corners, mini v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3" office:value-type="currency" office:currency="USD/g" office:value="0.045881333321863" calcext:value-type="currency">
            <text:p>0.05 USD/g</text:p>
          </table:table-cell>
          <table:table-cell table:style-name="ce8" office:value-type="currency" office:currency="USD" office:value="0.089009786644414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7</text:p>
          </table:table-cell>
          <table:table-cell office:value-type="string" calcext:value-type="string">
            <text:p>[PP-GP0277] Belt-clamp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1706379301222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058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73" calcext:value-type="currency">
            <text:p>0.10 USD/PCE</text:p>
          </table:table-cell>
          <table:table-cell table:style-name="ce8" office:value-type="currency" office:currency="USD" office:value="0.0973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9" calcext:value-type="currency">
            <text:p>0.02 USD/PCE</text:p>
          </table:table-cell>
          <table:table-cell table:style-name="ce8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294A12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082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5" calcext:value-type="currency">
            <text:p>0.04 USD/PCE</text:p>
          </table:table-cell>
          <table:table-cell table:style-name="ce8" office:value-type="currency" office:currency="USD" office:value="0.6745" calcext:value-type="currency">
            <text:p>0.6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6" calcext:value-type="currency">
            <text:p>5.26 USD/PCE</text:p>
          </table:table-cell>
          <table:table-cell table:style-name="ce8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61" calcext:value-type="currency">
            <text:p>0.04 USD/PCE</text:p>
          </table:table-cell>
          <table:table-cell table:style-name="ce8" office:value-type="currency" office:currency="USD" office:value="0.144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3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3465" calcext:value-type="currency">
            <text:p>0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14</text:p>
          </table:table-cell>
          <table:table-cell office:value-type="string" calcext:value-type="string">
            <text:p>[EL-HR0114] Mini Bed Harness Completed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15</text:p>
          </table:table-cell>
          <table:table-cell office:value-type="string" calcext:value-type="string">
            <text:p>[EL-HR0115] Mini YZ Motor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leph Objects Inc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174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295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126" calcext:value-type="currency">
            <text:p>0.01 USD/PCE</text:p>
          </table:table-cell>
          <table:table-cell table:style-name="ce8" office:value-type="currency" office:currency="USD" office:value="0.151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5" calcext:value-type="currency">
            <text:p>0.04 USD/PCE</text:p>
          </table:table-cell>
          <table:table-cell table:style-name="ce8" office:value-type="currency" office:currency="USD" office:value="0.1245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431</text:p>
          </table:table-cell>
          <table:table-cell office:value-type="string" calcext:value-type="string">
            <text:p>[EL-MS0431] Fork Terminal, non-insulated, 26 – 22 AWG, #4 stud 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F-C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P22-4F-C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898" calcext:value-type="currency">
            <text:p>0.39 USD/PCE</text:p>
          </table:table-cell>
          <table:table-cell table:style-name="ce8" office:value-type="currency" office:currency="USD" office:value="0.3898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10104864" calcext:value-type="currency">
            <text:p>0.00 USD/mm</text:p>
          </table:table-cell>
          <table:table-cell table:style-name="ce8" office:value-type="currency" office:currency="USD" office:value="1.71782688" calcext:value-type="currency">
            <text:p>1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TB0066</text:p>
          </table:table-cell>
          <table:table-cell office:value-type="string" calcext:value-type="string">
            <text:p>[HD-TB0066] Flexible Polyolefin Heat Shrink Tubing 1/8" ID Before, 1/16" ID After, 100' L, Black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250</text:p>
          </table:table-cell>
          <table:table-cell office:value-type="string" calcext:value-type="string">
            <text:p>PCE, 100'</text:p>
          </table:table-cell>
          <table:table-cell table:style-name="ce5" office:value-type="currency" office:currency="USD/mm" office:value="0.000612862903093514" calcext:value-type="currency">
            <text:p>0.00 USD/mm</text:p>
          </table:table-cell>
          <table:table-cell table:style-name="ce8" office:value-type="currency" office:currency="USD" office:value="0.32788165315503" calcext:value-type="currency">
            <text:p>0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02</text:p>
          </table:table-cell>
          <table:table-cell office:value-type="string" calcext:value-type="string">
            <text:p>[EL-HR0102] Mini Bed Harnes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9.58" calcext:value-type="currency">
            <text:p>29.58 USD/PCE</text:p>
          </table:table-cell>
          <table:table-cell table:style-name="ce8" office:value-type="currency" office:currency="USD" office:value="29.58" calcext:value-type="currency">
            <text:p>29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62</text:p>
          </table:table-cell>
          <table:table-cell office:value-type="string" calcext:value-type="string">
            <text:p>[EL-MS0062] MOLEX-CONN HOUSING 4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23" calcext:value-type="currency">
            <text:p>0.05 USD/PCE</text:p>
          </table:table-cell>
          <table:table-cell table:style-name="ce8" office:value-type="currency" office:currency="USD" office:value="0.1569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100</text:p>
          </table:table-cell>
          <table:table-cell table:style-name="ce5" office:value-type="currency" office:currency="USD/mm" office:value="0.00023580750496139" calcext:value-type="currency">
            <text:p>0.00 USD/mm</text:p>
          </table:table-cell>
          <table:table-cell table:style-name="ce8" office:value-type="currency" office:currency="USD" office:value="0.214584829514865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7</text:p>
          </table:table-cell>
          <table:table-cell office:value-type="string" calcext:value-type="string">
            <text:p>[EL-MS0247] Heat Shrink Tubing – 0.19-0.09 – Black, 10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PCE, 100'</text:p>
          </table:table-cell>
          <table:table-cell table:style-name="ce5" office:value-type="currency" office:currency="USD/mm" office:value="0.000724411825498115" calcext:value-type="currency">
            <text:p>0.00 USD/mm</text:p>
          </table:table-cell>
          <table:table-cell table:style-name="ce8" office:value-type="currency" office:currency="USD" office:value="0.0181102956374529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59</text:p>
          </table:table-cell>
          <table:table-cell office:value-type="string" calcext:value-type="string">
            <text:p>[EL-MS0259] Heat Shrink DL WL Q53X 3/4"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Q5-3X-3/4-01-QB48IN-5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67-30751</text:p>
          </table:table-cell>
          <table:table-cell office:value-type="string" calcext:value-type="string">
            <text:p>PCE ft, 4</text:p>
          </table:table-cell>
          <table:table-cell table:style-name="ce5" office:value-type="currency" office:currency="USD/mm" office:value="0.00451115485564304" calcext:value-type="currency">
            <text:p>0.00 USD/mm</text:p>
          </table:table-cell>
          <table:table-cell table:style-name="ce8" office:value-type="currency" office:currency="USD" office:value="0.315780839895013" calcext:value-type="currency">
            <text:p>0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43</text:p>
          </table:table-cell>
          <table:table-cell office:value-type="string" calcext:value-type="string">
            <text:p>[EL-MS0343] Ferrite Tubular Bead 10.1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aird Technologie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264" calcext:value-type="currency">
            <text:p>0.26 USD/PCE</text:p>
          </table:table-cell>
          <table:table-cell table:style-name="ce8" office:value-type="currency" office:currency="USD" office:value="0.264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34</text:p>
          </table:table-cell>
          <table:table-cell office:value-type="string" calcext:value-type="string">
            <text:p>[EL-MS0434] Heat Shrink Tubing – 0.19-0.09 – Red, 10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99-01872 </text:p>
          </table:table-cell>
          <table:table-cell office:value-type="string" calcext:value-type="string">
            <text:p>PCE, 100'</text:p>
          </table:table-cell>
          <table:table-cell table:style-name="ce5" office:value-type="currency" office:currency="USD/mm" office:value="0.000724411825498115" calcext:value-type="currency">
            <text:p>0.00 USD/mm</text:p>
          </table:table-cell>
          <table:table-cell table:style-name="ce8" office:value-type="currency" office:currency="USD" office:value="0.0181102956374529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7" calcext:value-type="currency">
            <text:p>0.06 USD/PCE</text:p>
          </table:table-cell>
          <table:table-cell table:style-name="ce8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" calcext:value-type="currency">
            <text:p>0.06 USD/PCE</text:p>
          </table:table-cell>
          <table:table-cell table:style-name="ce8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32</text:p>
          </table:table-cell>
          <table:table-cell office:value-type="string" calcext:value-type="string">
            <text:p>[PC-CN0032] Term Block Plug 2POS STR 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05" calcext:value-type="currency">
            <text:p>0.41 USD/PCE</text:p>
          </table:table-cell>
          <table:table-cell table:style-name="ce8" office:value-type="currency" office:currency="USD" office:value="0.405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65</text:p>
          </table:table-cell>
          <table:table-cell office:value-type="string" calcext:value-type="string">
            <text:p>[PP-GP0265] strain-relief-lower_black_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539692058060989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32</text:p>
          </table:table-cell>
          <table:table-cell office:value-type="string" calcext:value-type="string">
            <text:p>[EL-MT0032] Nema 17 Stepper Motor Damper, Flange-less, w/Pilot - Moons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45" calcext:value-type="currency">
            <text:p>2.45 USD/PCE</text:p>
          </table:table-cell>
          <table:table-cell table:style-name="ce8" office:value-type="currency" office:currency="USD" office:value="2.45" calcext:value-type="currency">
            <text:p>2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85</text:p>
          </table:table-cell>
          <table:table-cell office:value-type="string" calcext:value-type="string">
            <text:p>[HD-BT0085] 18-8 Stainless Steel Button-Head Socket Cap Screw, M3 Size, 5 mm Length, .5 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51141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226" calcext:value-type="currency">
            <text:p>0.03 USD/PCE</text:p>
          </table:table-cell>
          <table:table-cell table:style-name="ce8" office:value-type="currency" office:currency="USD" office:value="0.03226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73" calcext:value-type="currency">
            <text:p>0.10 USD/PCE</text:p>
          </table:table-cell>
          <table:table-cell table:style-name="ce8" office:value-type="currency" office:currency="USD" office:value="0.3892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294A12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1.5244" calcext:value-type="currency">
            <text:p>1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5" calcext:value-type="currency">
            <text:p>0.04 USD/PCE</text:p>
          </table:table-cell>
          <table:table-cell table:style-name="ce8" office:value-type="currency" office:currency="USD" office:value="0.4615" calcext:value-type="currency">
            <text:p>0.4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844" calcext:value-type="currency">
            <text:p>0.18 USD/PCE</text:p>
          </table:table-cell>
          <table:table-cell table:style-name="ce8" office:value-type="currency" office:currency="USD" office:value="0.7376" calcext:value-type="currency">
            <text:p>0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9" calcext:value-type="currency">
            <text:p>2.90 USD/PCE</text:p>
          </table:table-cell>
          <table:table-cell table:style-name="ce8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4</text:p>
          </table:table-cell>
          <table:table-cell office:value-type="string" calcext:value-type="string">
            <text:p>[HD-MS0054] Bumper Square, rub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BS-19Blac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25" calcext:value-type="currency">
            <text:p>0.09 USD/PCE</text:p>
          </table:table-cell>
          <table:table-cell table:style-name="ce8" office:value-type="currency" office:currency="USD" office:value="0.37" calcext:value-type="currency">
            <text:p>0.3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264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3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772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247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1</text:p>
          </table:table-cell>
          <table:table-cell office:value-type="string" calcext:value-type="string">
            <text:p>[PP-FP0051] Top-Plate-Mini_PP-FP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9.87" calcext:value-type="currency">
            <text:p>19.87 USD/PCE</text:p>
          </table:table-cell>
          <table:table-cell table:style-name="ce8" office:value-type="currency" office:currency="USD" office:value="19.87" calcext:value-type="currency">
            <text:p>19.8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2</text:p>
          </table:table-cell>
          <table:table-cell office:value-type="string" calcext:value-type="string">
            <text:p>[PP-FP0052] Right-Side-Mini_PP-FP0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1.98" calcext:value-type="currency">
            <text:p>11.98 USD/PCE</text:p>
          </table:table-cell>
          <table:table-cell table:style-name="ce8" office:value-type="currency" office:currency="USD" office:value="11.98" calcext:value-type="currency">
            <text:p>11.9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5</text:p>
          </table:table-cell>
          <table:table-cell office:value-type="string" calcext:value-type="string">
            <text:p>[PP-FP0055] Left-Side-Mini_PP-FP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8.52" calcext:value-type="currency">
            <text:p>18.52 USD/PCE</text:p>
          </table:table-cell>
          <table:table-cell table:style-name="ce8" office:value-type="currency" office:currency="USD" office:value="18.52" calcext:value-type="currency">
            <text:p>18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49</text:p>
          </table:table-cell>
          <table:table-cell office:value-type="string" calcext:value-type="string">
            <text:p>[PP-MP0149] Bottom-Plate-Mini_PP-MP0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9.93" calcext:value-type="currency">
            <text:p>29.93 USD/PCE</text:p>
          </table:table-cell>
          <table:table-cell table:style-name="ce8" office:value-type="currency" office:currency="USD" office:value="29.93" calcext:value-type="currency">
            <text:p>29.9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78</text:p>
          </table:table-cell>
          <table:table-cell office:value-type="string" calcext:value-type="string">
            <text:p>[AS-PR0078] Mini, Electrical Cov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68</text:p>
          </table:table-cell>
          <table:table-cell office:value-type="string" calcext:value-type="string">
            <text:p>[EL-HR0068] Mini Plug to Ground Post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14" calcext:value-type="currency">
            <text:p>0.41 USD/PCE</text:p>
          </table:table-cell>
          <table:table-cell table:style-name="ce8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3215184" calcext:value-type="currency">
            <text:p>0.00 USD/mm</text:p>
          </table:table-cell>
          <table:table-cell table:style-name="ce8" office:value-type="currency" office:currency="USD" office:value="0.02572147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69</text:p>
          </table:table-cell>
          <table:table-cell office:value-type="string" calcext:value-type="string">
            <text:p>[EL-HR0069] Mini PS to Ground Post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54" calcext:value-type="currency">
            <text:p>0.09 USD/PCE</text:p>
          </table:table-cell>
          <table:table-cell table:style-name="ce8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14" calcext:value-type="currency">
            <text:p>0.41 USD/PCE</text:p>
          </table:table-cell>
          <table:table-cell table:style-name="ce8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3215184" calcext:value-type="currency">
            <text:p>0.00 USD/mm</text:p>
          </table:table-cell>
          <table:table-cell table:style-name="ce8" office:value-type="currency" office:currency="USD" office:value="0.0160759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4</text:p>
          </table:table-cell>
          <table:table-cell office:value-type="string" calcext:value-type="string">
            <text:p>[EL-HR0104] Mini Plug to SW Extension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276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6</text:p>
          </table:table-cell>
          <table:table-cell office:value-type="string" calcext:value-type="string">
            <text:p>[EL-MS0216] Steward-Ferrite Tubular Bead 19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8B1142-1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295" calcext:value-type="currency">
            <text:p>0.30 USD/PCE</text:p>
          </table:table-cell>
          <table:table-cell table:style-name="ce8" office:value-type="currency" office:currency="USD" office:value="0.295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264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6</text:p>
          </table:table-cell>
          <table:table-cell office:value-type="string" calcext:value-type="string">
            <text:p>[EL-HR0106] Mini PS to RAMBo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54" calcext:value-type="currency">
            <text:p>0.09 USD/PCE</text:p>
          </table:table-cell>
          <table:table-cell table:style-name="ce8" office:value-type="currency" office:currency="USD" office:value="0.3416" calcext:value-type="currency">
            <text:p>0.3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61</text:p>
          </table:table-cell>
          <table:table-cell office:value-type="string" calcext:value-type="string">
            <text:p>[EL-MS0361] 16 AWG 6.0mm Pin Length Power Phase Black Single Wire - Insulated Ferru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68" calcext:value-type="currency">
            <text:p>0.17 USD/PCE</text:p>
          </table:table-cell>
          <table:table-cell table:style-name="ce8" office:value-type="currency" office:currency="USD" office:value="0.672" calcext:value-type="currency">
            <text:p>0.6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6</text:p>
          </table:table-cell>
          <table:table-cell office:value-type="string" calcext:value-type="string">
            <text:p>[EL-WR0106] 16AWG Stranded – 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154841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154841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46</text:p>
          </table:table-cell>
          <table:table-cell office:value-type="string" calcext:value-type="string">
            <text:p>[PC-CN0046] Term Block Plug 4POS STR 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395300004</text:p>
          </table:table-cell>
          <table:table-cell office:value-type="string" calcext:value-type="string">
            <text:p>TTI Global Distribution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876" calcext:value-type="currency">
            <text:p>0.88 USD/PCE</text:p>
          </table:table-cell>
          <table:table-cell table:style-name="ce8" office:value-type="currency" office:currency="USD" office:value="0.876" calcext:value-type="currency">
            <text:p>0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7</text:p>
          </table:table-cell>
          <table:table-cell office:value-type="string" calcext:value-type="string">
            <text:p>[EL-HR0107] Mini SW to PS - Black Wire Extension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54" calcext:value-type="currency">
            <text:p>0.09 USD/PCE</text:p>
          </table:table-cell>
          <table:table-cell table:style-name="ce8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17</text:p>
          </table:table-cell>
          <table:table-cell office:value-type="string" calcext:value-type="string">
            <text:p>[EL-HR0117] Earth Ground Extension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59</text:p>
          </table:table-cell>
          <table:table-cell office:value-type="string" calcext:value-type="string">
            <text:p>[PP-MP0059] CONN HOUSING MALE 2POS .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07010700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24" calcext:value-type="currency">
            <text:p>0.12 USD/PCE</text:p>
          </table:table-cell>
          <table:table-cell table:style-name="ce8" office:value-type="currency" office:currency="USD" office:value="0.12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7</text:p>
          </table:table-cell>
          <table:table-cell office:value-type="string" calcext:value-type="string">
            <text:p>[EL-HR0127] Mini SW to PS - White Wire Extension Harness Assembly –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54" calcext:value-type="currency">
            <text:p>0.09 USD/PCE</text:p>
          </table:table-cell>
          <table:table-cell table:style-name="ce8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8</text:p>
          </table:table-cell>
          <table:table-cell office:value-type="string" calcext:value-type="string">
            <text:p>[EL-HR0128] Mini Case Fan Harness Re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1206JKX7R7BB105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603-CC126JKX7R7BB1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4" calcext:value-type="currency">
            <text:p>0.04 USD/PCE</text:p>
          </table:table-cell>
          <table:table-cell table:style-name="ce8" office:value-type="currency" office:currency="USD" office:value="0.0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45</text:p>
          </table:table-cell>
          <table:table-cell office:value-type="string" calcext:value-type="string">
            <text:p>[EL-FA0045] Pelonis FAN <text:s/>80x80x15 High flow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88" calcext:value-type="currency">
            <text:p>3.88 USD/PCE</text:p>
          </table:table-cell>
          <table:table-cell table:style-name="ce8" office:value-type="currency" office:currency="USD" office:value="3.88" calcext:value-type="currency">
            <text:p>3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029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7" calcext:value-type="currency">
            <text:p>0.06 USD/PCE</text:p>
          </table:table-cell>
          <table:table-cell table:style-name="ce8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9</text:p>
          </table:table-cell>
          <table:table-cell office:value-type="string" calcext:value-type="string">
            <text:p>[PP-FP0139] Silk Screened Electronics Cas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42.32" calcext:value-type="currency">
            <text:p>42.32 USD/PCE</text:p>
          </table:table-cell>
          <table:table-cell table:style-name="ce8" office:value-type="currency" office:currency="USD" office:value="42.32" calcext:value-type="currency">
            <text:p>42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9</text:p>
          </table:table-cell>
          <table:table-cell office:value-type="string" calcext:value-type="string">
            <text:p>[EL-HR0109] Finger Guard 80mm Pla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09080-G</text:p>
          </table:table-cell>
          <table:table-cell office:value-type="string" calcext:value-type="string">
            <text:p>Digi-Key Corp</text:p>
          </table:table-cell>
          <table:table-cell office:value-type="string" calcext:value-type="string">
            <text:p>CR282-ND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" calcext:value-type="currency">
            <text:p>0.30 USD/PCE</text:p>
          </table:table-cell>
          <table:table-cell table:style-name="ce8" office:value-type="currency" office:currency="USD" office:value="0.3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PS0025</text:p>
          </table:table-cell>
          <table:table-cell office:value-type="string" calcext:value-type="string">
            <text:p>[EL-PS0025] DELTA POWER SUP 150W 24V 6.25A PNL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0.65" calcext:value-type="currency">
            <text:p>20.65 USD/PCE</text:p>
          </table:table-cell>
          <table:table-cell table:style-name="ce8" office:value-type="currency" office:currency="USD" office:value="20.65" calcext:value-type="currency">
            <text:p>2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14</text:p>
          </table:table-cell>
          <table:table-cell office:value-type="string" calcext:value-type="string">
            <text:p>[EL-MS0414] Cartridge Fuse 250V 3.15A Slo-B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02153.15MXP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76-02153.15MXP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85" calcext:value-type="currency">
            <text:p>0.39 USD/PCE</text:p>
          </table:table-cell>
          <table:table-cell table:style-name="ce8" office:value-type="currency" office:currency="USD" office:value="0.77" calcext:value-type="currency">
            <text:p>0.7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32</text:p>
          </table:table-cell>
          <table:table-cell office:value-type="string" calcext:value-type="string">
            <text:p>[EL-MS0432] Clip-On EMI Shielding Gasket 150.8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CH-ETCH, Inc.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Tech Etch AP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36" calcext:value-type="currency">
            <text:p>2.36 USD/PCE</text:p>
          </table:table-cell>
          <table:table-cell table:style-name="ce8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TECH-ETCH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.36" calcext:value-type="currency">
            <text:p>2.36 USD/PCE</text:p>
          </table:table-cell>
          <table:table-cell table:style-name="ce8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3</text:p>
          </table:table-cell>
          <table:table-cell office:value-type="string" calcext:value-type="string">
            <text:p>[EL-SW0023] SWITCH ROCKER DPST 20A 250V, Illuminat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5BBLKREDFF2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268" calcext:value-type="currency">
            <text:p>1.27 USD/PCE</text:p>
          </table:table-cell>
          <table:table-cell table:style-name="ce8" office:value-type="currency" office:currency="USD" office:value="1.268" calcext:value-type="currency">
            <text:p>1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294A12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648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0</text:p>
          </table:table-cell>
          <table:table-cell office:value-type="string" calcext:value-type="string">
            <text:p>[HD-BT0130] M3 x 8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92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2" calcext:value-type="currency">
            <text:p>0.03 USD/PCE</text:p>
          </table:table-cell>
          <table:table-cell table:style-name="ce8" office:value-type="currency" office:currency="USD" office:value="0.064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5</text:p>
          </table:table-cell>
          <table:table-cell office:value-type="string" calcext:value-type="string">
            <text:p>[HD-BT0135] M3 x 25 Bolt FHCS, Black-Oxide, Partially Thread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8" calcext:value-type="currency">
            <text:p>0.03 USD/PCE</text:p>
          </table:table-cell>
          <table:table-cell table:style-name="ce8" office:value-type="currency" office:currency="USD" office:value="0.1392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264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56-07035</text:p>
          </table:table-cell>
          <table:table-cell office:value-type="string" calcext:value-type="string">
            <text:p>pkg, 500</text:p>
          </table:table-cell>
          <table:table-cell table:style-name="ce4" office:value-type="currency" office:currency="USD/PCE" office:value="0.26" calcext:value-type="currency">
            <text:p>0.26 USD/PCE</text:p>
          </table:table-cell>
          <table:table-cell table:style-name="ce8" office:value-type="currency" office:currency="USD" office:value="0.52" calcext:value-type="currency">
            <text:p>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3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19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028</text:p>
          </table:table-cell>
          <table:table-cell office:value-type="string" calcext:value-type="string">
            <text:p>[PP-MP0028] Bulgin-AC Power Entry Modules SC MT FUSED .25"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PF0030/63</text:p>
          </table:table-cell>
          <table:table-cell office:value-type="string" calcext:value-type="string">
            <text:p>Heilind Electronics</text:p>
          </table:table-cell>
          <table:table-cell office:value-type="string" calcext:value-type="string">
            <text:p>PF0030/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1" calcext:value-type="currency">
            <text:p>3.10 USD/PCE</text:p>
          </table:table-cell>
          <table:table-cell table:style-name="ce8" office:value-type="currency" office:currency="USD" office:value="3.1" calcext:value-type="currency">
            <text:p>3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7</text:p>
          </table:table-cell>
          <table:table-cell office:value-type="string" calcext:value-type="string">
            <text:p>[AS-PR0107] Mini Spool Arm Assembly, 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4</text:p>
          </table:table-cell>
          <table:table-cell office:value-type="string" calcext:value-type="string">
            <text:p>[PP-IS0044] Spool mount A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9</text:p>
          </table:table-cell>
          <table:table-cell office:value-type="string" calcext:value-type="string">
            <text:p>[PP-GP0319] Spool Mount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609137727296778" calcext:value-type="currency">
            <text:p>0.6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4" calcext:value-type="currency">
            <text:p>0.07 USD/PCE</text:p>
          </table:table-cell>
          <table:table-cell table:style-name="ce8" office:value-type="currency" office:currency="USD" office:value="0.148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5</text:p>
          </table:table-cell>
          <table:table-cell office:value-type="string" calcext:value-type="string">
            <text:p>[PP-IS0045] Spool Mount B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8</text:p>
          </table:table-cell>
          <table:table-cell office:value-type="string" calcext:value-type="string">
            <text:p>[PP-GP0318] Spool Mount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761918199615513" calcext:value-type="currency">
            <text:p>0.7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4" calcext:value-type="currency">
            <text:p>0.07 USD/PCE</text:p>
          </table:table-cell>
          <table:table-cell table:style-name="ce8" office:value-type="currency" office:currency="USD" office:value="0.296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7</text:p>
          </table:table-cell>
          <table:table-cell office:value-type="string" calcext:value-type="string">
            <text:p>[PP-IS0067] Mini 2, Spool Hing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3</text:p>
          </table:table-cell>
          <table:table-cell office:value-type="string" calcext:value-type="string">
            <text:p>[PP-GP0253] spool-arm-bracket_black_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0.74" calcext:value-type="float">
            <text:p>10.7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13098996454964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55_v1.4</text:p>
          </table:table-cell>
          <table:table-cell office:value-type="string" calcext:value-type="string">
            <text:p>[PP-GP0255_v1.4] spool-arm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6.43" calcext:value-type="float">
            <text:p>16.43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325997813012575" calcext:value-type="currency">
            <text:p>0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9</text:p>
          </table:table-cell>
          <table:table-cell office:value-type="string" calcext:value-type="string">
            <text:p>[HD-BT0049] Metric Class 12.9 Socket Head Cap Screw, Alloy Steel, M5 thread, 14MM length, 0.8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53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53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9" calcext:value-type="currency">
            <text:p>0.02 USD/PCE</text:p>
          </table:table-cell>
          <table:table-cell table:style-name="ce8" office:value-type="currency" office:currency="USD" office:value="0.045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0</text:p>
          </table:table-cell>
          <table:table-cell office:value-type="string" calcext:value-type="string">
            <text:p>[HD-BT0120] Alloy Steel Shoulder Screw, 6mm Diameter x 10mm Long Shoulder, M5 Thr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921" calcext:value-type="currency">
            <text:p>0.59 USD/PCE</text:p>
          </table:table-cell>
          <table:table-cell table:style-name="ce8" office:value-type="currency" office:currency="USD" office:value="1.1842" calcext:value-type="currency">
            <text:p>1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51</text:p>
          </table:table-cell>
          <table:table-cell office:value-type="string" calcext:value-type="string">
            <text:p>[HD-BT0151] M5 x 20mm SCHS, Black 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1290A242</text:p>
          </table:table-cell>
          <table:table-cell office:value-type="string" calcext:value-type="string">
            <text:p>pkg, 100</text:p>
          </table:table-cell>
          <table:table-cell table:style-name="ce4" office:value-type="currency" office:currency="USD/PCE" office:value="0.1209" calcext:value-type="currency">
            <text:p>0.12 USD/PCE</text:p>
          </table:table-cell>
          <table:table-cell table:style-name="ce8" office:value-type="currency" office:currency="USD" office:value="0.2418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TH0022</text:p>
          </table:table-cell>
          <table:table-cell office:value-type="string" calcext:value-type="string">
            <text:p>[AS-TH0022] Mini, Gladiola, Extrud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HE0005</text:p>
          </table:table-cell>
          <table:table-cell office:value-type="string" calcext:value-type="string">
            <text:p>[AS-HE0005] Hexagon Hot End, .5mm Assembly, Mini 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24</text:p>
          </table:table-cell>
          <table:table-cell office:value-type="string" calcext:value-type="string">
            <text:p>[AS-CB0024] Heater Cartridge 175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77</text:p>
          </table:table-cell>
          <table:table-cell office:value-type="string" calcext:value-type="string">
            <text:p>[EL-MS0377] 24V 30W Heater Cartridge, 23cm Leads (with no connectors on en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C24V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25" calcext:value-type="currency">
            <text:p>3.25 USD/PCE</text:p>
          </table:table-cell>
          <table:table-cell table:style-name="ce8" office:value-type="currency" office:currency="USD" office:value="3.25" calcext:value-type="currency">
            <text:p>3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25</text:p>
          </table:table-cell>
          <table:table-cell office:value-type="string" calcext:value-type="string">
            <text:p>[AS-CB0025] Thermistor 195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12</text:p>
          </table:table-cell>
          <table:table-cell office:value-type="string" calcext:value-type="string">
            <text:p>[EL-MS0212] Molex-CONN PIN 24-30AWG Crimp Tin, 20,000 Unit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6-02-0105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" calcext:value-type="currency">
            <text:p>0.02 USD/PCE</text:p>
          </table:table-cell>
          <table:table-cell table:style-name="ce8" office:value-type="currency" office:currency="USD" office:value="0.0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TH0011</text:p>
          </table:table-cell>
          <table:table-cell office:value-type="string" calcext:value-type="string">
            <text:p>[EL-TH0011] Semitec GT2 Thermistor (100kOhm type) Leads with no connectors on end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Semitec104gt2 Thermistor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3" calcext:value-type="currency">
            <text:p>1.30 USD/PCE</text:p>
          </table:table-cell>
          <table:table-cell table:style-name="ce8" office:value-type="currency" office:currency="USD" office:value="1.3" calcext:value-type="currency">
            <text:p>1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24</text:p>
          </table:table-cell>
          <table:table-cell office:value-type="string" calcext:value-type="string">
            <text:p>[EL-HR0124] Mini, Zero Sense 215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059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185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WR0040</text:p>
          </table:table-cell>
          <table:table-cell office:value-type="string" calcext:value-type="string">
            <text:p>[EL-WR0040] Wire - Single Conductor 20AWG SOLID PTFE, RED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Thermax</text:p>
          </table:table-cell>
          <table:table-cell office:value-type="string" calcext:value-type="string">
            <text:p>M16878/4BGA-2</text:p>
          </table:table-cell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ft, 500</text:p>
          </table:table-cell>
          <table:table-cell table:style-name="ce5" office:value-type="currency" office:currency="USD/mm" office:value="0.000984251968503937" calcext:value-type="currency">
            <text:p>0.00 USD/mm</text:p>
          </table:table-cell>
          <table:table-cell table:style-name="ce8" office:value-type="currency" office:currency="USD" office:value="0.211614173228346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73" calcext:value-type="currency">
            <text:p>0.10 USD/PCE</text:p>
          </table:table-cell>
          <table:table-cell table:style-name="ce8" office:value-type="currency" office:currency="USD" office:value="0.1946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72</text:p>
          </table:table-cell>
          <table:table-cell office:value-type="string" calcext:value-type="string">
            <text:p>[HD-BT0172] M3 x 4 Setscrew (Heater Cartridge Set Screw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M3x4 Setscrew</text:p>
          </table:table-cell>
          <table:table-cell office:value-type="string" calcext:value-type="string">
            <text:p>pkg, 2</text:p>
          </table:table-cell>
          <table:table-cell table:style-name="ce4" office:value-type="currency" office:currency="USD/PCE" office:value="0.04" calcext:value-type="currency">
            <text:p>0.04 USD/PCE</text:p>
          </table:table-cell>
          <table:table-cell table:style-name="ce8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6" calcext:value-type="currency">
            <text:p>0.03 USD/PCE</text:p>
          </table:table-cell>
          <table:table-cell table:style-name="ce8" office:value-type="currency" office:currency="USD" office:value="0.0296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3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19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3</text:p>
          </table:table-cell>
          <table:table-cell office:value-type="string" calcext:value-type="string">
            <text:p>[PP-MP0133] Hexagon Heatsink for 3mm Fil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exagon AO Body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9.5" calcext:value-type="currency">
            <text:p>19.50 USD/PCE</text:p>
          </table:table-cell>
          <table:table-cell table:style-name="ce8" office:value-type="currency" office:currency="USD" office:value="19.5" calcext:value-type="currency">
            <text:p>19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4</text:p>
          </table:table-cell>
          <table:table-cell office:value-type="string" calcext:value-type="string">
            <text:p>[PP-MP0134] Hexagon Heater Block with Holes for Retention Plate and Hexagon Logo Laser Etched on 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exagon AO Bloc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" calcext:value-type="currency">
            <text:p>5.20 USD/PCE</text:p>
          </table:table-cell>
          <table:table-cell table:style-name="ce8" office:value-type="currency" office:currency="USD" office:value="5.2" calcext:value-type="currency">
            <text:p>5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5</text:p>
          </table:table-cell>
          <table:table-cell office:value-type="string" calcext:value-type="string">
            <text:p>[PP-MP0135] 0.5mm Nozzle for 3mm Fil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Nozzle 0.5m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4.55" calcext:value-type="currency">
            <text:p>4.55 USD/PCE</text:p>
          </table:table-cell>
          <table:table-cell table:style-name="ce8" office:value-type="currency" office:currency="USD" office:value="4.55" calcext:value-type="currency">
            <text:p>4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6</text:p>
          </table:table-cell>
          <table:table-cell office:value-type="string" calcext:value-type="string">
            <text:p>[PP-MP0136] Thermistor Retention P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exagon AO Retention Plate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2" calcext:value-type="currency">
            <text:p>0.52 USD/PCE</text:p>
          </table:table-cell>
          <table:table-cell table:style-name="ce8" office:value-type="currency" office:currency="USD" office:value="0.52" calcext:value-type="currency">
            <text:p>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03</text:p>
          </table:table-cell>
          <table:table-cell office:value-type="string" calcext:value-type="string">
            <text:p>[AS-TH0003] Large Herringbone, Green with Hob Bol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191</text:p>
          </table:table-cell>
          <table:table-cell office:value-type="string" calcext:value-type="string">
            <text:p>[PP-GP0191] Herringbone Large Gear v1.3, Lulzbot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23.71" calcext:value-type="float">
            <text:p>23.71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470444805023016" calcext:value-type="currency">
            <text:p>0.4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8</text:p>
          </table:table-cell>
          <table:table-cell office:value-type="string" calcext:value-type="string">
            <text:p>[HD-BT0108] Hobbed Bolt, M8 x 50mm Hex head, 26mm offset, Stainless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Quattro Machining Services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5.99" calcext:value-type="currency">
            <text:p>5.99 USD/PCE</text:p>
          </table:table-cell>
          <table:table-cell table:style-name="ce8" office:value-type="currency" office:currency="USD" office:value="5.99" calcext:value-type="currency">
            <text:p>5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05</text:p>
          </table:table-cell>
          <table:table-cell office:value-type="string" calcext:value-type="string">
            <text:p>[AS-TH0005] Extruder Thumb Screw assemb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52</text:p>
          </table:table-cell>
          <table:table-cell office:value-type="string" calcext:value-type="string">
            <text:p>[HD-BT0052] Metric Class 12.9 Socket Head Cap Screw M4 Thread, 55mm Length, 0.70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ZT2530055PF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ZT2530055PF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31" calcext:value-type="currency">
            <text:p>0.09 USD/PCE</text:p>
          </table:table-cell>
          <table:table-cell table:style-name="ce8" office:value-type="currency" office:currency="USD" office:value="0.0931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1</text:p>
          </table:table-cell>
          <table:table-cell office:value-type="string" calcext:value-type="string">
            <text:p>[HD-MS0031] Metric Press-Fit Plastic Thumb Screw Head Knurled, Black, Fits M4 Screw, 13mm A, 5.5mm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102951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10295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26" calcext:value-type="currency">
            <text:p>0.08 USD/PCE</text:p>
          </table:table-cell>
          <table:table-cell table:style-name="ce8" office:value-type="currency" office:currency="USD" office:value="0.0826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16</text:p>
          </table:table-cell>
          <table:table-cell office:value-type="string" calcext:value-type="string">
            <text:p>[AS-TH0016] Extruder Heatsink Fan duct with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2</text:p>
          </table:table-cell>
          <table:table-cell office:value-type="string" calcext:value-type="string">
            <text:p>[PP-GP0232] heatsink-fan-duct_black_v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1964673098291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23</text:p>
          </table:table-cell>
          <table:table-cell office:value-type="string" calcext:value-type="string">
            <text:p>[AS-TH0023] Mini, Nozzle Fan Mount Comp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2</text:p>
          </table:table-cell>
          <table:table-cell office:value-type="string" calcext:value-type="string">
            <text:p>[PP-GP0252] Extruder Fan Mount v2.0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2.16" calcext:value-type="float">
            <text:p>12.1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41274096544913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0988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27</text:p>
          </table:table-cell>
          <table:table-cell office:value-type="string" calcext:value-type="string">
            <text:p>[AS-TH0027] Mini, Extruder Mount Comp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1</text:p>
          </table:table-cell>
          <table:table-cell office:value-type="string" calcext:value-type="string">
            <text:p>[PP-GP0251] Extruder Mount v3.0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5.36" calcext:value-type="float">
            <text:p>35.3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701599675479285" calcext:value-type="currency">
            <text:p>0.7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4" calcext:value-type="currency">
            <text:p>0.07 USD/PCE</text:p>
          </table:table-cell>
          <table:table-cell table:style-name="ce8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28</text:p>
          </table:table-cell>
          <table:table-cell office:value-type="string" calcext:value-type="string">
            <text:p>[AS-TH0028] Beefy idler Assembly,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6</text:p>
          </table:table-cell>
          <table:table-cell office:value-type="string" calcext:value-type="string">
            <text:p>[PP-GP0276] Beefy Extruder Idler v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5119490643574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04</text:p>
          </table:table-cell>
          <table:table-cell office:value-type="string" calcext:value-type="string">
            <text:p>[HD-RD0004] 8mm Smooth Rod x 18-19mm, Stainless Steel (Nubbin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19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1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5" calcext:value-type="currency">
            <text:p>1.50 USD/PCE</text:p>
          </table:table-cell>
          <table:table-cell table:style-name="ce8" office:value-type="currency" office:currency="USD" office:value="1.5" calcext:value-type="currency">
            <text:p>1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1</text:p>
          </table:table-cell>
          <table:table-cell office:value-type="string" calcext:value-type="string">
            <text:p>[EL-HR0121] Mini, Nozzle Fan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2</text:p>
          </table:table-cell>
          <table:table-cell office:value-type="string" calcext:value-type="string">
            <text:p>[EL-FA0032] Pelonis FAN 24V 40mmx40mmx10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4010L24BPLB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24BPLB1b-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13" calcext:value-type="currency">
            <text:p>3.13 USD/PCE</text:p>
          </table:table-cell>
          <table:table-cell table:style-name="ce8" office:value-type="currency" office:currency="USD" office:value="3.13" calcext:value-type="currency">
            <text:p>3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2</text:p>
          </table:table-cell>
          <table:table-cell office:value-type="string" calcext:value-type="string">
            <text:p>[EL-HR0122] Mini, Extruder Moto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4</text:p>
          </table:table-cell>
          <table:table-cell office:value-type="string" calcext:value-type="string">
            <text:p>[EL-MS0074] Molex-CONN HOUSING 20POS .100 DUAL,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0225522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25522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6" calcext:value-type="currency">
            <text:p>0.56 USD/PCE</text:p>
          </table:table-cell>
          <table:table-cell table:style-name="ce8" office:value-type="currency" office:currency="USD" office:value="0.56" calcext:value-type="currency">
            <text:p>0.5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74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126" calcext:value-type="currency">
            <text:p>0.01 USD/PCE</text:p>
          </table:table-cell>
          <table:table-cell table:style-name="ce8" office:value-type="currency" office:currency="USD" office:value="0.050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5" calcext:value-type="currency">
            <text:p>0.04 USD/PCE</text:p>
          </table:table-cell>
          <table:table-cell table:style-name="ce8" office:value-type="currency" office:currency="USD" office:value="0.041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7</text:p>
          </table:table-cell>
          <table:table-cell office:value-type="string" calcext:value-type="string">
            <text:p>[EL-MS0247] Heat Shrink Tubing – 0.19-0.09 – Black, 100'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PCE, 100'</text:p>
          </table:table-cell>
          <table:table-cell table:style-name="ce5" office:value-type="currency" office:currency="USD/mm" office:value="0.000724411825498115" calcext:value-type="currency">
            <text:p>0.00 USD/mm</text:p>
          </table:table-cell>
          <table:table-cell table:style-name="ce8" office:value-type="currency" office:currency="USD" office:value="0.0651970642948303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3</text:p>
          </table:table-cell>
          <table:table-cell office:value-type="string" calcext:value-type="string">
            <text:p>[EL-HR0123] Mini, Heat Sink Fan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4</text:p>
          </table:table-cell>
          <table:table-cell office:value-type="string" calcext:value-type="string">
            <text:p>[EL-FA0034] Pelonis FAN 5V 40x40x10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4010L05BPLB1b-7 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07" calcext:value-type="currency">
            <text:p>3.07 USD/PCE</text:p>
          </table:table-cell>
          <table:table-cell table:style-name="ce8" office:value-type="currency" office:currency="USD" office:value="3.07" calcext:value-type="currency">
            <text:p>3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5</text:p>
          </table:table-cell>
          <table:table-cell office:value-type="string" calcext:value-type="string">
            <text:p>[EL-HR0125] Mini X Max Switch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2</text:p>
          </table:table-cell>
          <table:table-cell office:value-type="string" calcext:value-type="string">
            <text:p>[EL-MS0142] Conn Recept Faston 22-26AWG .110 - Reel of 3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-52036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-52036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6" calcext:value-type="currency">
            <text:p>0.08 USD/PCE</text:p>
          </table:table-cell>
          <table:table-cell table:style-name="ce8" office:value-type="currency" office:currency="USD" office:value="0.076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0</text:p>
          </table:table-cell>
          <table:table-cell office:value-type="string" calcext:value-type="string">
            <text:p>[EL-WR0120] 24AWG Stranded Wire – Purpl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VT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2827928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185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60</text:p>
          </table:table-cell>
          <table:table-cell office:value-type="string" calcext:value-type="string">
            <text:p>[PP-GP0060] Extruder Washer v3.0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039683239563308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186</text:p>
          </table:table-cell>
          <table:table-cell office:value-type="string" calcext:value-type="string">
            <text:p>[PP-GP0186] extruder body hex black v1.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2.82" calcext:value-type="float">
            <text:p>32.8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651201961233884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192</text:p>
          </table:table-cell>
          <table:table-cell office:value-type="string" calcext:value-type="string">
            <text:p>[PP-GP0192] Herringbone Small Gear v1.1, Lulzbot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688504206423394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45</text:p>
          </table:table-cell>
          <table:table-cell office:value-type="string" calcext:value-type="string">
            <text:p>[PP-GP0245] Beefy Idler Latch v2.2,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46032557893437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04</text:p>
          </table:table-cell>
          <table:table-cell office:value-type="string" calcext:value-type="string">
            <text:p>[DC-LB0104] Tool Head Wiring Connector Alignment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252" calcext:value-type="currency">
            <text:p>0.03 USD/PCE</text:p>
          </table:table-cell>
          <table:table-cell table:style-name="ce8" office:value-type="currency" office:currency="USD" office:value="0.025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0265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261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1</text:p>
          </table:table-cell>
          <table:table-cell office:value-type="string" calcext:value-type="string">
            <text:p>[HD-BT0041] Metric Class 12.9 Socket Head Cap Screw Alloy Steel, M3 Thread, 25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83" calcext:value-type="currency">
            <text:p>0.03 USD/PCE</text:p>
          </table:table-cell>
          <table:table-cell table:style-name="ce8" office:value-type="currency" office:currency="USD" office:value="0.056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9" calcext:value-type="currency">
            <text:p>0.02 USD/PCE</text:p>
          </table:table-cell>
          <table:table-cell table:style-name="ce8" office:value-type="currency" office:currency="USD" office:value="0.0438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18</text:p>
          </table:table-cell>
          <table:table-cell office:value-type="string" calcext:value-type="string">
            <text:p>[HD-BT0118] M3 x 14 Bolt FHCS,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" calcext:value-type="currency">
            <text:p>0.02 USD/PCE</text:p>
          </table:table-cell>
          <table:table-cell table:style-name="ce8" office:value-type="currency" office:currency="USD" office:value="0.0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27</text:p>
          </table:table-cell>
          <table:table-cell office:value-type="string" calcext:value-type="string">
            <text:p>[HD-MS0027] Extruder Comp Spring - Music Wire, Extruder, 6mm OD, 0.8mm WD, 9.7mm F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02400320380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589" calcext:value-type="currency">
            <text:p>0.16 USD/PCE</text:p>
          </table:table-cell>
          <table:table-cell table:style-name="ce8" office:value-type="currency" office:currency="USD" office:value="0.3178" calcext:value-type="currency">
            <text:p>0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29</text:p>
          </table:table-cell>
          <table:table-cell office:value-type="string" calcext:value-type="string">
            <text:p>[HD-MS0229] M4 x 25 Bolt, S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103314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10331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469" calcext:value-type="currency">
            <text:p>0.15 USD/PCE</text:p>
          </table:table-cell>
          <table:table-cell table:style-name="ce8" office:value-type="currency" office:currency="USD" office:value="0.2938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3" calcext:value-type="currency">
            <text:p>0.03 USD/PCE</text:p>
          </table:table-cell>
          <table:table-cell table:style-name="ce8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4</text:p>
          </table:table-cell>
          <table:table-cell office:value-type="string" calcext:value-type="string">
            <text:p>[HD-NT0004] M3 Nut, Steel, Zinc P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2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55" calcext:value-type="currency">
            <text:p>0.01 USD/PCE</text:p>
          </table:table-cell>
          <table:table-cell table:style-name="ce8" office:value-type="currency" office:currency="USD" office:value="0.01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11</text:p>
          </table:table-cell>
          <table:table-cell office:value-type="string" calcext:value-type="string">
            <text:p>[HD-NT0011] M4 Nut, Steel, Zinc Pla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59" calcext:value-type="currency">
            <text:p>0.01 USD/PCE</text:p>
          </table:table-cell>
          <table:table-cell table:style-name="ce8" office:value-type="currency" office:currency="USD" office:value="0.023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35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23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8</text:p>
          </table:table-cell>
          <table:table-cell office:value-type="string" calcext:value-type="string">
            <text:p>[HD-WA0008] Metric Spring Steel Shim - DIN 988 0.5mm Thick, 8mm ID, 14mm 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04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04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18" calcext:value-type="currency">
            <text:p>0.05 USD/PCE</text:p>
          </table:table-cell>
          <table:table-cell table:style-name="ce8" office:value-type="currency" office:currency="USD" office:value="0.051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9</text:p>
          </table:table-cell>
          <table:table-cell office:value-type="string" calcext:value-type="string">
            <text:p>[HD-WA0009] Metric Spring Steel Shim - DIN 988 1.0mm Thick, 8mm ID, 14mm 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046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04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07" calcext:value-type="currency">
            <text:p>0.05 USD/PCE</text:p>
          </table:table-cell>
          <table:table-cell table:style-name="ce8" office:value-type="currency" office:currency="USD" office:value="0.0507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61" calcext:value-type="currency">
            <text:p>0.04 USD/PCE</text:p>
          </table:table-cell>
          <table:table-cell table:style-name="ce8" office:value-type="currency" office:currency="USD" office:value="0.0722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82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9</text:p>
          </table:table-cell>
          <table:table-cell office:value-type="string" calcext:value-type="string">
            <text:p>[HD-WA0039] Black-Oxide 18-8 Stainless Steel Flat Washer, M4 Screw Size, 4.3mm ID, 9.0mm 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48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" calcext:value-type="currency">
            <text:p>0.02 USD/PCE</text:p>
          </table:table-cell>
          <table:table-cell table:style-name="ce8" office:value-type="currency" office:currency="USD" office:value="0.126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37</text:p>
          </table:table-cell>
          <table:table-cell office:value-type="string" calcext:value-type="string">
            <text:p>[PP-MP0137] Standard Hexagon Mount P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Grove Mount Plate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35" calcext:value-type="currency">
            <text:p>2.35 USD/PCE</text:p>
          </table:table-cell>
          <table:table-cell table:style-name="ce8" office:value-type="currency" office:currency="USD" office:value="2.35" calcext:value-type="currency">
            <text:p>2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HR0118</text:p>
          </table:table-cell>
          <table:table-cell office:value-type="string" calcext:value-type="string">
            <text:p>[EL-HR0118] Chassis Ground Extension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029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7" calcext:value-type="currency">
            <text:p>0.06 USD/PCE</text:p>
          </table:table-cell>
          <table:table-cell table:style-name="ce8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47</text:p>
          </table:table-cell>
          <table:table-cell office:value-type="string" calcext:value-type="string">
            <text:p>[PP-GP0247] USB support mini v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40675320552390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49</text:p>
          </table:table-cell>
          <table:table-cell office:value-type="string" calcext:value-type="string">
            <text:p>[PP-GP0249] bed clip 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567470325755304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80</text:p>
          </table:table-cell>
          <table:table-cell office:value-type="string" calcext:value-type="string">
            <text:p>[PP-GP0280] x-carriage-cap_black_v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710329988183213" calcext:value-type="currency">
            <text:p>0.7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L0015</text:p>
          </table:table-cell>
          <table:table-cell office:value-type="string" calcext:value-type="string">
            <text:p>[HD-BL0015] Timing belt, 372 teeth, GT2 2mm pitch, 744 mm pitch length, 6 mm belt width, Neopr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06" calcext:value-type="currency">
            <text:p>2.06 USD/PCE</text:p>
          </table:table-cell>
          <table:table-cell table:style-name="ce8" office:value-type="currency" office:currency="USD" office:value="4.12" calcext:value-type="currency">
            <text:p>4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49</text:p>
          </table:table-cell>
          <table:table-cell office:value-type="string" calcext:value-type="string">
            <text:p>[HD-BT0049] Metric Class 12.9 Socket Head Cap Screw, Alloy Steel, M5 thread, 14MM length, 0.8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53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53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9" calcext:value-type="currency">
            <text:p>0.02 USD/PCE</text:p>
          </table:table-cell>
          <table:table-cell table:style-name="ce8" office:value-type="currency" office:currency="USD" office:value="0.068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73" calcext:value-type="currency">
            <text:p>0.10 USD/PCE</text:p>
          </table:table-cell>
          <table:table-cell table:style-name="ce8" office:value-type="currency" office:currency="USD" office:value="0.3892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294A12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1.236" calcext:value-type="currency">
            <text:p>1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5" calcext:value-type="currency">
            <text:p>0.04 USD/PCE</text:p>
          </table:table-cell>
          <table:table-cell table:style-name="ce8" office:value-type="currency" office:currency="USD" office:value="0.071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8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14" calcext:value-type="currency">
            <text:p>0.07 USD/PCE</text:p>
          </table:table-cell>
          <table:table-cell table:style-name="ce8" office:value-type="currency" office:currency="USD" office:value="0.1428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6605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56-07035</text:p>
          </table:table-cell>
          <table:table-cell office:value-type="string" calcext:value-type="string">
            <text:p>pkg, 500</text:p>
          </table:table-cell>
          <table:table-cell table:style-name="ce4" office:value-type="currency" office:currency="USD/PCE" office:value="0.26" calcext:value-type="currency">
            <text:p>0.26 USD/PCE</text:p>
          </table:table-cell>
          <table:table-cell table:style-name="ce8" office:value-type="currency" office:currency="USD" office:value="0.52" calcext:value-type="currency">
            <text:p>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6" calcext:value-type="currency">
            <text:p>5.26 USD/PCE</text:p>
          </table:table-cell>
          <table:table-cell table:style-name="ce8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3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19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3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3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AS0032</text:p>
          </table:table-cell>
          <table:table-cell office:value-type="string" calcext:value-type="string">
            <text:p>[PC-AS0032] Mini RAMBo Electronics v1.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Ultimachine</text:p>
          </table:table-cell>
          <table:table-cell office:value-type="string" calcext:value-type="string">
            <text:p>UMMimiRAMBoPCB13</text:p>
          </table:table-cell>
          <table:table-cell office:value-type="string" calcext:value-type="string">
            <text:p>Ultimachine</text:p>
          </table:table-cell>
          <table:table-cell office:value-type="string" calcext:value-type="string">
            <text:p>UMMimiRAMBoPCB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6.5" calcext:value-type="currency">
            <text:p>56.50 USD/PCE</text:p>
          </table:table-cell>
          <table:table-cell table:style-name="ce8" office:value-type="currency" office:currency="USD" office:value="56.5" calcext:value-type="currency">
            <text:p>56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79</text:p>
          </table:table-cell>
          <table:table-cell office:value-type="string" calcext:value-type="string">
            <text:p>[AS-PR0079] Mini, Glass Be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50</text:p>
          </table:table-cell>
          <table:table-cell office:value-type="string" calcext:value-type="string">
            <text:p>[HD-MS0350] PEI (10mil) with 3M 468 adhesive attached, heat-treated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0</text:p>
          </table:table-cell>
          <table:table-cell office:value-type="string" calcext:value-type="string">
            <text:p>[HD-MS0310] TAPE3M468MP.005X26.000X60YD .005" THK 3M ADHESIVE 468MP 26" WIDE X 60 YARDS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HBM Supply</text:p>
          </table:table-cell>
          <table:table-cell office:value-type="string" calcext:value-type="string">
            <text:p>3M 468MP</text:p>
          </table:table-cell>
          <table:table-cell office:value-type="string" calcext:value-type="string">
            <text:p>Roll, 26" x 2160"</text:p>
          </table:table-cell>
          <table:table-cell table:style-name="ce6" office:value-type="currency" office:currency="USD/cm²" office:value="0.00119749883374411" calcext:value-type="currency">
            <text:p>0.00 USD/cm²</text:p>
          </table:table-cell>
          <table:table-cell table:style-name="ce8" office:value-type="currency" office:currency="USD" office:value="0.503248884880961" calcext:value-type="currency">
            <text:p>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1</text:p>
          </table:table-cell>
          <table:table-cell office:value-type="string" calcext:value-type="string">
            <text:p>[HD-MS0311] SULT1000NA.010X26.000X90FT - 0.010 X 26.000 WIDE X 90 FT NAT ULTEM 1000 FILM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SABIC Polymershapes LLC </text:p>
          </table:table-cell>
          <table:table-cell office:value-type="string" calcext:value-type="string">
            <text:p>70325327</text:p>
          </table:table-cell>
          <table:table-cell office:value-type="string" calcext:value-type="string">
            <text:p>Roll, 26" x 1080"</text:p>
          </table:table-cell>
          <table:table-cell table:style-name="ce6" office:value-type="currency" office:currency="USD/cm²" office:value="0.00476427234905752" calcext:value-type="currency">
            <text:p>0.00 USD/cm²</text:p>
          </table:table-cell>
          <table:table-cell table:style-name="ce8" office:value-type="currency" office:currency="USD" office:value="2.0021854546914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11-1</text:p>
          </table:table-cell>
          <table:table-cell office:value-type="string" calcext:value-type="string">
            <text:p>[HD-MS0211-1] Mini - Borosilicate Glass Bed 170mm x 170mm x +/-.76mm (6.693" x 6.693" +/-.030) Edges Ground and Chamf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llen Scientific Glass, Inc.</text:p>
          </table:table-cell>
          <table:table-cell office:value-type="string" calcext:value-type="string">
            <text:p>ASG3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7.72" calcext:value-type="currency">
            <text:p>7.72 USD/PCE</text:p>
          </table:table-cell>
          <table:table-cell table:style-name="ce8" office:value-type="currency" office:currency="USD" office:value="7.72" calcext:value-type="currency">
            <text:p>7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BD0029</text:p>
          </table:table-cell>
          <table:table-cell office:value-type="string" calcext:value-type="string">
            <text:p>[PC-BD0029] Silicon Heater, 24V, 168mm x 168mm, Self Adhesive, w/ connec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National Plastic Heater</text:p>
          </table:table-cell>
          <table:table-cell office:value-type="string" calcext:value-type="string">
            <text:p>NPH PC-BD0029</text:p>
          </table:table-cell>
          <table:table-cell office:value-type="string" calcext:value-type="string">
            <text:p>National Plastic Heater</text:p>
          </table:table-cell>
          <table:table-cell office:value-type="string" calcext:value-type="string">
            <text:p>NPH PC-BD002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7.95" calcext:value-type="currency">
            <text:p>27.95 USD/PCE</text:p>
          </table:table-cell>
          <table:table-cell table:style-name="ce8" office:value-type="currency" office:currency="USD" office:value="27.95" calcext:value-type="currency">
            <text:p>27.9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131</text:p>
          </table:table-cell>
          <table:table-cell office:value-type="string" calcext:value-type="string">
            <text:p>[DC-LB0131] Gladiola Serial Number Lab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yAssetTag.com</text:p>
          </table:table-cell>
          <table:table-cell/>
          <table:table-cell office:value-type="string" calcext:value-type="string">
            <text:p>pkg, 100</text:p>
          </table:table-cell>
          <table:table-cell table:style-name="ce4" office:value-type="currency" office:currency="USD/PCE" office:value="0.283" calcext:value-type="currency">
            <text:p>0.28 USD/PCE</text:p>
          </table:table-cell>
          <table:table-cell table:style-name="ce8" office:value-type="currency" office:currency="USD" office:value="0.283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30</text:p>
          </table:table-cell>
          <table:table-cell office:value-type="string" calcext:value-type="string">
            <text:p>[EL-CA0030] North American - 6ft 18AWG Power Cord Cable w/ 3 Conductor PC Power Connector Socket (C13/5-15P) - Black, 5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271V86</text:p>
          </table:table-cell>
          <table:table-cell office:value-type="string" calcext:value-type="string">
            <text:p>Linvox</text:p>
          </table:table-cell>
          <table:table-cell office:value-type="string" calcext:value-type="string">
            <text:p>3271V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2" calcext:value-type="currency">
            <text:p>1.20 USD/PCE</text:p>
          </table:table-cell>
          <table:table-cell table:style-name="ce8" office:value-type="currency" office:currency="USD" office:value="1.2" calcext:value-type="currency">
            <text:p>1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63</text:p>
          </table:table-cell>
          <table:table-cell office:value-type="string" calcext:value-type="string">
            <text:p>[EL-CA0063] 6ft Tripp Lite - USB 2.0 A/B Gold Device Cable Ferrite Chokes A Male B 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U023-006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U023-00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89" calcext:value-type="currency">
            <text:p>2.89 USD/PCE</text:p>
          </table:table-cell>
          <table:table-cell table:style-name="ce8" office:value-type="currency" office:currency="USD" office:value="2.89" calcext:value-type="currency">
            <text:p>2.8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36</text:p>
          </table:table-cell>
          <table:table-cell office:value-type="string" calcext:value-type="string">
            <text:p>[HD-BT0136] M3 x 12 Bolt FHCS, S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42510012A4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42510012A4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" calcext:value-type="currency">
            <text:p>0.05 USD/PCE</text:p>
          </table:table-cell>
          <table:table-cell table:style-name="ce8" office:value-type="currency" office:currency="USD" office:value="0.2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360</text:p>
          </table:table-cell>
          <table:table-cell office:value-type="string" calcext:value-type="string">
            <text:p>[HD-MS0360] Stainless Steel Unthreaded Spacer 8 mm OD, 8 mm Length, for M3 Screw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25-0447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4.6" calcext:value-type="currency">
            <text:p>4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082</text:p>
          </table:table-cell>
          <table:table-cell office:value-type="string" calcext:value-type="string">
            <text:p>[PP-MP0082] Bed Leveling Washer, 303 S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BK Machine Corp. (S&amp;DC CORP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.9" calcext:value-type="currency">
            <text:p>2.90 USD/PCE</text:p>
          </table:table-cell>
          <table:table-cell table:style-name="ce8" office:value-type="currency" office:currency="USD" office:value="11.6" calcext:value-type="currency">
            <text:p>11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RM-PL0134</text:p>
          </table:table-cell>
          <table:table-cell office:value-type="string" calcext:value-type="string">
            <text:p>[RM-PL0134] PolyLite PLA LulzBot Green, <text:s/>2.85mm 3kg Reel – Polymaker</text:p>
          </table:table-cell>
          <table:table-cell office:value-type="float" office:value="0.0023" calcext:value-type="float">
            <text:p>0.0023</text:p>
          </table:table-cell>
          <table:table-cell office:value-type="string" calcext:value-type="string">
            <text:p>Reel, 3kg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Reel, 3kg</text:p>
          </table:table-cell>
          <table:table-cell table:style-name="ce7" office:value-type="currency" office:currency="USD/Reel, 3kg" office:value="30" calcext:value-type="currency">
            <text:p>30.00 USD/Reel, 3kg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19</text:p>
          </table:table-cell>
          <table:table-cell office:value-type="string" calcext:value-type="string">
            <text:p>[AS-PK0019] Mini, Gladiola, Documentation 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095</text:p>
          </table:table-cell>
          <table:table-cell office:value-type="string" calcext:value-type="string">
            <text:p>[DC-LB0095] LulzBot Logo Sticker, 3 - 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2515" calcext:value-type="currency">
            <text:p>0.25 USD/PCE</text:p>
          </table:table-cell>
          <table:table-cell table:style-name="ce8" office:value-type="currency" office:currency="USD" office:value="0.251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N0014</text:p>
          </table:table-cell>
          <table:table-cell office:value-type="string" calcext:value-type="string">
            <text:p>[DC-MN0014] LulzBot Mini User 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IGHTNING SOURCE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4.84" calcext:value-type="currency">
            <text:p>4.84 USD/PCE</text:p>
          </table:table-cell>
          <table:table-cell table:style-name="ce8" office:value-type="currency" office:currency="USD" office:value="4.84" calcext:value-type="currency">
            <text:p>4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32</text:p>
          </table:table-cell>
          <table:table-cell office:value-type="string" calcext:value-type="string">
            <text:p>[DC-MS0032] Quick start guid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 Pro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.97577" calcext:value-type="currency">
            <text:p>1.98 USD/PCE</text:p>
          </table:table-cell>
          <table:table-cell table:style-name="ce8" office:value-type="currency" office:currency="USD" office:value="1.97577" calcext:value-type="currency">
            <text:p>1.9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RM-PL0134</text:p>
          </table:table-cell>
          <table:table-cell office:value-type="string" calcext:value-type="string">
            <text:p>[RM-PL0134] PolyLite PLA LulzBot Green, <text:s/>2.85mm 3kg Reel – Polymaker</text:p>
          </table:table-cell>
          <table:table-cell office:value-type="float" office:value="23.22" calcext:value-type="float">
            <text:p>23.22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Reel, 3kg</text:p>
          </table:table-cell>
          <table:table-cell table:style-name="ce3" office:value-type="currency" office:currency="USD/g" office:value="0.01" calcext:value-type="currency">
            <text:p>0.01 USD/g</text:p>
          </table:table-cell>
          <table:table-cell table:style-name="ce8" office:value-type="currency" office:currency="USD" office:value="0.2322" calcext:value-type="currency">
            <text:p>0.2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83</text:p>
          </table:table-cell>
          <table:table-cell office:value-type="string" calcext:value-type="string">
            <text:p>[SH-PG0083] 9 x 12" 8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440</text:p>
          </table:table-cell>
          <table:table-cell office:value-type="string" calcext:value-type="string">
            <text:p>pkg, 500</text:p>
          </table:table-cell>
          <table:table-cell table:style-name="ce4" office:value-type="currency" office:currency="USD/PCE" office:value="0.294" calcext:value-type="currency">
            <text:p>0.29 USD/PCE</text:p>
          </table:table-cell>
          <table:table-cell table:style-name="ce8" office:value-type="currency" office:currency="USD" office:value="0.294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0</text:p>
          </table:table-cell>
          <table:table-cell office:value-type="string" calcext:value-type="string">
            <text:p>[AS-PK0020] Mini, Too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10</text:p>
          </table:table-cell>
          <table:table-cell office:value-type="string" calcext:value-type="string">
            <text:p>[AS-PK0010] 90 mm wiper pad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, 5 pac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23</text:p>
          </table:table-cell>
          <table:table-cell office:value-type="string" calcext:value-type="string">
            <text:p>[AS-PR0023] 90mm Cut wiper 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87</text:p>
          </table:table-cell>
          <table:table-cell office:value-type="string" calcext:value-type="string">
            <text:p>[PP-FP0087] LulzBot Wiper Pad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NTWORKS Ltd. </text:p>
          </table:table-cell>
          <table:table-cell/>
          <table:table-cell office:value-type="string" calcext:value-type="string">
            <text:p>ft, 25</text:p>
          </table:table-cell>
          <table:table-cell table:style-name="ce5" office:value-type="currency" office:currency="USD/mm" office:value="0.00695538057742782" calcext:value-type="currency">
            <text:p>0.01 USD/mm</text:p>
          </table:table-cell>
          <table:table-cell table:style-name="ce8" office:value-type="currency" office:currency="USD" office:value="0.625984251968504" calcext:value-type="currency">
            <text:p>0.6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07</text:p>
          </table:table-cell>
          <table:table-cell office:value-type="string" calcext:value-type="string">
            <text:p>[SR-MN0007] Service for Cutting Wiper Pad AS-PR0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WIPERKI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" calcext:value-type="currency">
            <text:p>0.01 USD/PCE</text:p>
          </table:table-cell>
          <table:table-cell table:style-name="ce8" office:value-type="currency" office:currency="USD" office:value="0.0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27</text:p>
          </table:table-cell>
          <table:table-cell office:value-type="string" calcext:value-type="string">
            <text:p>[AS-PK0027] Clam knife with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359</text:p>
          </table:table-cell>
          <table:table-cell office:value-type="string" calcext:value-type="string">
            <text:p>[TL-HD0359] 7 1/2" Nylon Handle Clam Knife - Laser Etched with "Sharp" I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s, LLC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6" calcext:value-type="currency">
            <text:p>0.60 USD/PCE</text:p>
          </table:table-cell>
          <table:table-cell table:style-name="ce8" office:value-type="currency" office:currency="USD" office:value="0.6" calcext:value-type="currency">
            <text:p>0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10</text:p>
          </table:table-cell>
          <table:table-cell office:value-type="string" calcext:value-type="string">
            <text:p>[SR-MN0010] Laser Etching Service for Clam Knive, TL-HD000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51" calcext:value-type="currency">
            <text:p>0.51 USD/PCE</text:p>
          </table:table-cell>
          <table:table-cell table:style-name="ce8" office:value-type="currency" office:currency="USD" office:value="0.51" calcext:value-type="currency">
            <text:p>0.5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TL-HD0009</text:p>
          </table:table-cell>
          <table:table-cell office:value-type="string" calcext:value-type="string">
            <text:p>[TL-HD0009] 7 1/2" Nylon Handle Clam Kn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Bstaurant Store</text:p>
          </table:table-cell>
          <table:table-cell office:value-type="string" calcext:value-type="string">
            <text:p>3534059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03" calcext:value-type="currency">
            <text:p>2.03 USD/PCE</text:p>
          </table:table-cell>
          <table:table-cell table:style-name="ce8" office:value-type="currency" office:currency="USD" office:value="2.03" calcext:value-type="currency">
            <text:p>2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062</text:p>
          </table:table-cell>
          <table:table-cell office:value-type="string" calcext:value-type="string">
            <text:p>[DC-LB0062] Clam Knife Sheath Sticker - Caution Sharp Blade! (1"x2.5" Rectangle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3914" calcext:value-type="currency">
            <text:p>0.04 USD/PCE</text:p>
          </table:table-cell>
          <table:table-cell table:style-name="ce8" office:value-type="currency" office:currency="USD" office:value="0.0391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109</text:p>
          </table:table-cell>
          <table:table-cell office:value-type="string" calcext:value-type="string">
            <text:p>[AS-PR0109] Mini tool sub-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6</text:p>
          </table:table-cell>
          <table:table-cell office:value-type="string" calcext:value-type="string">
            <text:p>[TL-HD0046] PRO DENTAL PICK (PROBE) (DP-19) M S V - in a protective sleeve or with a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PRODUCTS.US</text:p>
          </table:table-cell>
          <table:table-cell office:value-type="string" calcext:value-type="string">
            <text:p>J1031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9" calcext:value-type="currency">
            <text:p>1.19 USD/PCE</text:p>
          </table:table-cell>
          <table:table-cell table:style-name="ce8" office:value-type="currency" office:currency="USD" office:value="1.19" calcext:value-type="currency">
            <text:p>1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9</text:p>
          </table:table-cell>
          <table:table-cell office:value-type="string" calcext:value-type="string">
            <text:p>[TL-HD0049] 6" Deluxe Bent Stainless Steel Tweezers with Serrated Teeth and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OEDER INDUSTRIES INC.</text:p>
          </table:table-cell>
          <table:table-cell office:value-type="string" calcext:value-type="string">
            <text:p>TWE6 6'' Tweezer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44" calcext:value-type="currency">
            <text:p>1.44 USD/PCE</text:p>
          </table:table-cell>
          <table:table-cell table:style-name="ce8" office:value-type="currency" office:currency="USD" office:value="1.44" calcext:value-type="currency">
            <text:p>1.4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MS0020</text:p>
          </table:table-cell>
          <table:table-cell office:value-type="string" calcext:value-type="string">
            <text:p>[TL-MS0020] .003 Stainless Steel/Straight Instrument Cleaner B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GORDON BRUSH MFG CO, INC</text:p>
          </table:table-cell>
          <table:table-cell office:value-type="string" calcext:value-type="string">
            <text:p>906501</text:p>
          </table:table-cell>
          <table:table-cell office:value-type="string" calcext:value-type="string">
            <text:p>pkg, 12</text:p>
          </table:table-cell>
          <table:table-cell table:style-name="ce4" office:value-type="currency" office:currency="USD/PCE" office:value="5.78" calcext:value-type="currency">
            <text:p>5.78 USD/PCE</text:p>
          </table:table-cell>
          <table:table-cell table:style-name="ce8" office:value-type="currency" office:currency="USD" office:value="5.78" calcext:value-type="currency">
            <text:p>5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84</text:p>
          </table:table-cell>
          <table:table-cell office:value-type="string" calcext:value-type="string">
            <text:p>[SH-PG0084] 6 x 10" 6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7767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177" calcext:value-type="currency">
            <text:p>0.18 USD/PCE</text:p>
          </table:table-cell>
          <table:table-cell table:style-name="ce8" office:value-type="currency" office:currency="USD" office:value="0.177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063</text:p>
          </table:table-cell>
          <table:table-cell office:value-type="string" calcext:value-type="string">
            <text:p>[DC-LB0063] Modification Warning Insert Modification 2.75 x 8.5 on 100 lb. Astrobright Lift Off Lemon Very B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85" calcext:value-type="currency">
            <text:p>0.09 USD/PCE</text:p>
          </table:table-cell>
          <table:table-cell table:style-name="ce8" office:value-type="currency" office:currency="USD" office:value="0.085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095</text:p>
          </table:table-cell>
          <table:table-cell office:value-type="string" calcext:value-type="string">
            <text:p>[DC-LB0095] LulzBot Logo Sticker, 3 - 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2515" calcext:value-type="currency">
            <text:p>0.25 USD/PCE</text:p>
          </table:table-cell>
          <table:table-cell table:style-name="ce8" office:value-type="currency" office:currency="USD" office:value="0.251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11</text:p>
          </table:table-cell>
          <table:table-cell office:value-type="string" calcext:value-type="string">
            <text:p>[DC-LB0111] Filament Samples Bag Label -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1258" calcext:value-type="currency">
            <text:p>0.13 USD/PCE</text:p>
          </table:table-cell>
          <table:table-cell table:style-name="ce8" office:value-type="currency" office:currency="USD" office:value="0.1258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28</text:p>
          </table:table-cell>
          <table:table-cell office:value-type="string" calcext:value-type="string">
            <text:p>[DC-MS0028] Packing List, Mini 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21" calcext:value-type="currency">
            <text:p>0.21 USD/PCE</text:p>
          </table:table-cell>
          <table:table-cell table:style-name="ce8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29</text:p>
          </table:table-cell>
          <table:table-cell office:value-type="string" calcext:value-type="string">
            <text:p>[DC-MS0029] Quality assurance record Mini 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17" calcext:value-type="currency">
            <text:p>0.17 USD/PCE</text:p>
          </table:table-cell>
          <table:table-cell table:style-name="ce8" office:value-type="currency" office:currency="USD" office:value="0.17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31</text:p>
          </table:table-cell>
          <table:table-cell office:value-type="string" calcext:value-type="string">
            <text:p>[DC-MS0031] Warning sheet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7" calcext:value-type="currency">
            <text:p>0.07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33</text:p>
          </table:table-cell>
          <table:table-cell office:value-type="string" calcext:value-type="string">
            <text:p>[DC-MS0033] EC Declaration of Conformity, Mini 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1141" calcext:value-type="currency">
            <text:p>0.11 USD/PCE</text:p>
          </table:table-cell>
          <table:table-cell table:style-name="ce8" office:value-type="currency" office:currency="USD" office:value="0.1141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EL-CA0031</text:p>
          </table:table-cell>
          <table:table-cell office:value-type="string" calcext:value-type="string">
            <text:p>[EL-CA0031] 6ft 18AWG England Power Cord Cable - H05VV-F NEMA C13 - Blac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invox</text:p>
          </table:table-cell>
          <table:table-cell office:value-type="string" calcext:value-type="string">
            <text:p>21071H518.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02" calcext:value-type="currency">
            <text:p>2.02 USD/PCE</text:p>
          </table:table-cell>
          <table:table-cell table:style-name="ce8" office:value-type="currency" office:currency="USD" office:value="2.02" calcext:value-type="currency">
            <text:p>2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EL-CA0032</text:p>
          </table:table-cell>
          <table:table-cell office:value-type="string" calcext:value-type="string">
            <text:p>[EL-CA0032] 6ft 18AWG European Power Cord Cable - H05VV-F NEMA C13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invox</text:p>
          </table:table-cell>
          <table:table-cell office:value-type="string" calcext:value-type="string">
            <text:p>2171H57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3" calcext:value-type="currency">
            <text:p>1.30 USD/PCE</text:p>
          </table:table-cell>
          <table:table-cell table:style-name="ce8" office:value-type="currency" office:currency="USD" office:value="1.3" calcext:value-type="currency">
            <text:p>1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EL-MS0420</text:p>
          </table:table-cell>
          <table:table-cell office:value-type="string" calcext:value-type="string">
            <text:p>[EL-MS0420] SWM Style USB Flash Drive, 16gb, Black with Mini Logo - No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Verbatim Americas, LLC</text:p>
          </table:table-cell>
          <table:table-cell office:value-type="string" calcext:value-type="string">
            <text:p>99802</text:p>
          </table:table-cell>
          <table:table-cell office:value-type="string" calcext:value-type="string">
            <text:p>Verbatim Americas, LLC</text:p>
          </table:table-cell>
          <table:table-cell office:value-type="string" calcext:value-type="string">
            <text:p>998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" calcext:value-type="currency">
            <text:p>6.00 USD/PCE</text:p>
          </table:table-cell>
          <table:table-cell table:style-name="ce8" office:value-type="currency" office:currency="USD" office:value="6" calcext:value-type="currency">
            <text:p>6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19</text:p>
          </table:table-cell>
          <table:table-cell office:value-type="string" calcext:value-type="string">
            <text:p>[SH-PG0019] Avery® White Shipping Labels for Laser Printers with TrueBlock Technology, 2 Inches x 4 Inches (596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384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5963</text:p>
          </table:table-cell>
          <table:table-cell office:value-type="string" calcext:value-type="string">
            <text:p>pkg, 2500</text:p>
          </table:table-cell>
          <table:table-cell table:style-name="ce4" office:value-type="currency" office:currency="USD/PCE" office:value="0.019196" calcext:value-type="currency">
            <text:p>0.02 USD/PCE</text:p>
          </table:table-cell>
          <table:table-cell table:style-name="ce8" office:value-type="currency" office:currency="USD" office:value="0.01919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76</text:p>
          </table:table-cell>
          <table:table-cell office:value-type="string" calcext:value-type="string">
            <text:p>[SH-PG0076] MINI Carton 22x17x19 275# 51 ECT White Doublewall RSC Printed 2 Colors w/glued j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M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4.05" calcext:value-type="currency">
            <text:p>4.05 USD/PCE</text:p>
          </table:table-cell>
          <table:table-cell table:style-name="ce8" office:value-type="currency" office:currency="USD" office:value="4.05" calcext:value-type="currency">
            <text:p>4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13</text:p>
          </table:table-cell>
          <table:table-cell office:value-type="string" calcext:value-type="string">
            <text:p>[SH-PG0113] Mini Small Foam Insert, 11 x 7 x 6, 1.25# 55 ILD Grey Urethane Foam pa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N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N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76" calcext:value-type="currency">
            <text:p>2.76 USD/PCE</text:p>
          </table:table-cell>
          <table:table-cell table:style-name="ce8" office:value-type="currency" office:currency="USD" office:value="2.76" calcext:value-type="currency">
            <text:p>2.7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14</text:p>
          </table:table-cell>
          <table:table-cell office:value-type="string" calcext:value-type="string">
            <text:p>[SH-PG0114] Mini Larger Foam Insert, 11 x 7 x 8, 1.25# ILD Grey Urethane Foam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O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O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36" calcext:value-type="currency">
            <text:p>3.36 USD/PCE</text:p>
          </table:table-cell>
          <table:table-cell table:style-name="ce8" office:value-type="currency" office:currency="USD" office:value="3.36" calcext:value-type="currency">
            <text:p>3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31</text:p>
          </table:table-cell>
          <table:table-cell office:value-type="string" calcext:value-type="string">
            <text:p>[SH-PG0131] #260 White Reinforced Gummed Tape with LulzBot Printed Logo, 10 Pack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oll 450' - 10pk</text:p>
          </table:table-cell>
          <table:table-cell table:style-name="ce5" office:value-type="currency" office:currency="USD/mm" office:value="0.000960921551472733" calcext:value-type="currency">
            <text:p>0.00 USD/mm</text:p>
          </table:table-cell>
          <table:table-cell table:style-name="ce8" office:value-type="currency" office:currency="USD" office:value="3.45931758530184" calcext:value-type="currency">
            <text:p>3.4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49</text:p>
          </table:table-cell>
          <table:table-cell office:value-type="string" calcext:value-type="string">
            <text:p>[SH-PG0149] Mini, Small Smooth Rod Foam Block v2, Medium, Grey 2.0# Polyethylene 2 1/4" x 1 1/4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T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9" calcext:value-type="currency">
            <text:p>0.39 USD/PCE</text:p>
          </table:table-cell>
          <table:table-cell table:style-name="ce8" office:value-type="currency" office:currency="USD" office:value="1.17" calcext:value-type="currency">
            <text:p>1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50</text:p>
          </table:table-cell>
          <table:table-cell office:value-type="string" calcext:value-type="string">
            <text:p>[SH-PG0150] Mini, Long Smooth Rod Foam Block v2, Medium, Grey 2.0# Polyethylene 5" x 1 1/4"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V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V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91" calcext:value-type="currency">
            <text:p>0.91 USD/PCE</text:p>
          </table:table-cell>
          <table:table-cell table:style-name="ce8" office:value-type="currency" office:currency="USD" office:value="0.91" calcext:value-type="currency">
            <text:p>0.9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0</text:p>
          </table:table-cell>
          <table:table-cell office:value-type="string" calcext:value-type="string">
            <text:p>[SH-PG0170] Mini Foam, Polyethylene Foam, Top 22 1/8" x 17 1/8 x 4, Foam Die Cut Fram Assembl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SA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SA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75" calcext:value-type="currency">
            <text:p>6.75 USD/PCE</text:p>
          </table:table-cell>
          <table:table-cell table:style-name="ce8" office:value-type="currency" office:currency="USD" office:value="6.75" calcext:value-type="currency">
            <text:p>6.7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1</text:p>
          </table:table-cell>
          <table:table-cell office:value-type="string" calcext:value-type="string">
            <text:p>[SH-PG0171] Mini Foam, Polyethylene Foam, Bottom 22 1/8" x 17 1/8 x 4, Foam Die Cut Fram Assembl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SB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S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75" calcext:value-type="currency">
            <text:p>6.75 USD/PCE</text:p>
          </table:table-cell>
          <table:table-cell table:style-name="ce8" office:value-type="currency" office:currency="USD" office:value="6.75" calcext:value-type="currency">
            <text:p>6.7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TL-HD0223</text:p>
          </table:table-cell>
          <table:table-cell office:value-type="string" calcext:value-type="string">
            <text:p>[TL-HD0223] 2mm Allen W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SC Industrial Supply</text:p>
          </table:table-cell>
          <table:table-cell office:value-type="string" calcext:value-type="string">
            <text:p>0574703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" calcext:value-type="currency">
            <text:p>0.09 USD/PCE</text:p>
          </table:table-cell>
          <table:table-cell table:style-name="ce8" office:value-type="currency" office:currency="USD" office:value="0.09" calcext:value-type="currency">
            <text:p>0.09 USD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9" office:value-type="currency" office:currency="USD" office:value="722.893549579231" calcext:value-type="currency">
            <text:p>722.89 USD</text:p>
          </table:table-cell>
          <table:table-cell table:number-columns-repeated="1010"/>
        </table:table-row>
        <table:table-row table:style-name="ro1" table:number-rows-repeated="10481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28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>USD/Reel, 3kg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>USD/Reel, 3kg</number:currency-symbol>
      <style:map style:condition="value()&gt;=0" style:apply-style-name="N130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9.0</dc:description>
    <meta:creation-date>2018-10-09T14:50:01</meta:creation-date>
    <dc:date>2018-10-09T14:50:01</dc:date>
    <meta:generator>LibreOffice/5.2.7.2$Linux_X86_64 LibreOffice_project/20m0$Build-2</meta:generator>
    <meta:document-statistic meta:table-count="1" meta:cell-count="406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